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" table:style-name="ta1">
        <table:shapes>
          <draw:frame draw:z-index="0" draw:style-name="gr1" draw:text-style-name="P1" svg:width="6.2953in" svg:height="3.5449in" svg:x="10.5929in" svg:y="0.3969in">
            <draw:object draw:notify-on-update-of-ranges="sensor_data.C1:sensor_data.C1 sensor_data.C2:sensor_data.C179 sensor_data.F1:sensor_data.F1 sensor_data.F2:sensor_data.F1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3in" svg:height="3.5449in" svg:x="10.5394in" svg:y="4.1311in">
            <draw:object draw:notify-on-update-of-ranges="sensor_data.A1:sensor_data.A1 sensor_data.A2:sensor_data.A179 sensor_data.D1:sensor_data.D1 sensor_data.D2:sensor_data.D1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53in" svg:height="3.5453in" svg:x="10.5929in" svg:y="7.9476in">
            <draw:object draw:notify-on-update-of-ranges="sensor_data.B1:sensor_data.B1 sensor_data.B2:sensor_data.B179 sensor_data.E1:sensor_data.E1 sensor_data.E2:sensor_data.E1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-0.000398500000000006" calcext:value-type="float">
            <text:p>-0.000398500000000006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-0.000398500000000006" calcext:value-type="float">
            <text:p>-0.000398500000000006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225000000000001" calcext:value-type="float">
            <text:p>-0.000225000000000001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419999999999999" calcext:value-type="float">
            <text:p>0.000419999999999999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419999999999999" calcext:value-type="float">
            <text:p>0.0004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225000000000001" calcext:value-type="float">
            <text:p>-0.000225000000000001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398500000000006" calcext:value-type="float">
            <text:p>-0.000398500000000006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0000000000002" calcext:value-type="float">
            <text:p>0.000510000000000002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90000000000001" calcext:value-type="float">
            <text:p>-0.00039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638500000000008" calcext:value-type="float">
            <text:p>-0.000638500000000008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375" calcext:value-type="float">
            <text:p>-0.00037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90000000000001" calcext:value-type="float">
            <text:p>-0.000390000000000001</text:p>
          </table:table-cell>
          <table:table-cell office:value-type="float" office:value="-0.000225000000000001" calcext:value-type="float">
            <text:p>-0.000225000000000001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0.000419999999999999" calcext:value-type="float">
            <text:p>0.00041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59999999999999" calcext:value-type="float">
            <text:p>0.00035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-0.000375" calcext:value-type="float">
            <text:p>-0.00037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0.000675000000000004" calcext:value-type="float">
            <text:p>0.000675000000000004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-0.000884999999999998" calcext:value-type="float">
            <text:p>-0.00088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0000000000002" calcext:value-type="float">
            <text:p>0.000510000000000002</text:p>
          </table:table-cell>
          <table:table-cell office:value-type="float" office:value="0.000675000000000004" calcext:value-type="float">
            <text:p>0.000675000000000004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-0.000884999999999998" calcext:value-type="float">
            <text:p>-0.000884999999999998</text:p>
          </table:table-cell>
          <table:table-cell office:value-type="float" office:value="0.000644999999999989" calcext:value-type="float">
            <text:p>0.000644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59999999999999" calcext:value-type="float">
            <text:p>0.000359999999999999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00105149999999999" calcext:value-type="float">
            <text:p>0.00105149999999999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862499999999999" calcext:value-type="float">
            <text:p>0.0086249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41" calcext:value-type="float">
            <text:p>0.01941</text:p>
          </table:table-cell>
          <table:table-cell office:value-type="float" office:value="-0.336675" calcext:value-type="float">
            <text:p>-0.336675</text:p>
          </table:table-cell>
          <table:table-cell office:value-type="float" office:value="-0.9318585" calcext:value-type="float">
            <text:p>-0.9318585</text:p>
          </table:table-cell>
          <table:table-cell office:value-type="float" office:value="-0.06093" calcext:value-type="float">
            <text:p>-0.06093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33555" calcext:value-type="float">
            <text:p>0.0335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0409" calcext:value-type="float">
            <text:p>-1.70409</text:p>
          </table:table-cell>
          <table:table-cell office:value-type="float" office:value="-3.712725" calcext:value-type="float">
            <text:p>-3.712725</text:p>
          </table:table-cell>
          <table:table-cell office:value-type="float" office:value="5.3255415" calcext:value-type="float">
            <text:p>5.3255415</text:p>
          </table:table-cell>
          <table:table-cell office:value-type="float" office:value="-0.04533" calcext:value-type="float">
            <text:p>-0.04533</text:p>
          </table:table-cell>
          <table:table-cell office:value-type="float" office:value="-0.004935" calcext:value-type="float">
            <text:p>-0.004935</text:p>
          </table:table-cell>
          <table:table-cell office:value-type="float" office:value="0.057755" calcext:value-type="float">
            <text:p>0.0577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23084" calcext:value-type="float">
            <text:p>-4.23084</text:p>
          </table:table-cell>
          <table:table-cell office:value-type="float" office:value="1.302525" calcext:value-type="float">
            <text:p>1.302525</text:p>
          </table:table-cell>
          <table:table-cell office:value-type="float" office:value="-5.7089385" calcext:value-type="float">
            <text:p>-5.7089385</text:p>
          </table:table-cell>
          <table:table-cell office:value-type="float" office:value="-0.04923" calcext:value-type="float">
            <text:p>-0.04923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59695" calcext:value-type="float">
            <text:p>0.0596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5134" calcext:value-type="float">
            <text:p>-4.15134</text:p>
          </table:table-cell>
          <table:table-cell office:value-type="float" office:value="-3.483675" calcext:value-type="float">
            <text:p>-3.483675</text:p>
          </table:table-cell>
          <table:table-cell office:value-type="float" office:value="-5.8766385" calcext:value-type="float">
            <text:p>-5.8766385</text:p>
          </table:table-cell>
          <table:table-cell office:value-type="float" office:value="-0.03963" calcext:value-type="float">
            <text:p>-0.03963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0905" calcext:value-type="float">
            <text:p>0.0609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466" calcext:value-type="float">
            <text:p>4.01466</text:p>
          </table:table-cell>
          <table:table-cell office:value-type="float" office:value="-4.519725" calcext:value-type="float">
            <text:p>-4.519725</text:p>
          </table:table-cell>
          <table:table-cell office:value-type="float" office:value="-5.8626085" calcext:value-type="float">
            <text:p>-5.8626085</text:p>
          </table:table-cell>
          <table:table-cell office:value-type="float" office:value="-0.03903" calcext:value-type="float">
            <text:p>-0.0390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.062115" calcext:value-type="float">
            <text:p>0.0621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476" calcext:value-type="float">
            <text:p>2.26476</text:p>
          </table:table-cell>
          <table:table-cell office:value-type="float" office:value="3.288225" calcext:value-type="float">
            <text:p>3.288225</text:p>
          </table:table-cell>
          <table:table-cell office:value-type="float" office:value="-5.8722885" calcext:value-type="float">
            <text:p>-5.8722885</text:p>
          </table:table-cell>
          <table:table-cell office:value-type="float" office:value="-0.03573" calcext:value-type="float">
            <text:p>-0.03573</text:p>
          </table:table-cell>
          <table:table-cell office:value-type="float" office:value="0.008715" calcext:value-type="float">
            <text:p>0.008715</text:p>
          </table:table-cell>
          <table:table-cell office:value-type="float" office:value="0.062835" calcext:value-type="float">
            <text:p>0.0628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0141" calcext:value-type="float">
            <text:p>3.00141</text:p>
          </table:table-cell>
          <table:table-cell office:value-type="float" office:value="3.037275" calcext:value-type="float">
            <text:p>3.037275</text:p>
          </table:table-cell>
          <table:table-cell office:value-type="float" office:value="-5.8889885" calcext:value-type="float">
            <text:p>-5.8889885</text:p>
          </table:table-cell>
          <table:table-cell office:value-type="float" office:value="-0.03393" calcext:value-type="float">
            <text:p>-0.03393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.063325" calcext:value-type="float">
            <text:p>0.063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196" calcext:value-type="float">
            <text:p>3.83196</text:p>
          </table:table-cell>
          <table:table-cell office:value-type="float" office:value="-4.429575" calcext:value-type="float">
            <text:p>-4.429575</text:p>
          </table:table-cell>
          <table:table-cell office:value-type="float" office:value="-5.8800285" calcext:value-type="float">
            <text:p>-5.8800285</text:p>
          </table:table-cell>
          <table:table-cell office:value-type="float" office:value="-0.03138" calcext:value-type="float">
            <text:p>-0.03138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5304" calcext:value-type="float">
            <text:p>-4.55304</text:p>
          </table:table-cell>
          <table:table-cell office:value-type="float" office:value="-3.083025" calcext:value-type="float">
            <text:p>-3.083025</text:p>
          </table:table-cell>
          <table:table-cell office:value-type="float" office:value="-5.8955185" calcext:value-type="float">
            <text:p>-5.8955185</text:p>
          </table:table-cell>
          <table:table-cell office:value-type="float" office:value="-0.02898" calcext:value-type="float">
            <text:p>-0.02898</text:p>
          </table:table-cell>
          <table:table-cell office:value-type="float" office:value="0.00631500000000001" calcext:value-type="float">
            <text:p>0.00631500000000001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31449" calcext:value-type="float">
            <text:p>-3.31449</text:p>
          </table:table-cell>
          <table:table-cell office:value-type="float" office:value="-3.195375" calcext:value-type="float">
            <text:p>-3.195375</text:p>
          </table:table-cell>
          <table:table-cell office:value-type="float" office:value="-5.9003585" calcext:value-type="float">
            <text:p>-5.9003585</text:p>
          </table:table-cell>
          <table:table-cell office:value-type="float" office:value="-0.02868" calcext:value-type="float">
            <text:p>-0.02868</text:p>
          </table:table-cell>
          <table:table-cell office:value-type="float" office:value="0.00631500000000001" calcext:value-type="float">
            <text:p>0.00631500000000001</text:p>
          </table:table-cell>
          <table:table-cell office:value-type="float" office:value="0.063805" calcext:value-type="float">
            <text:p>0.063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404" calcext:value-type="float">
            <text:p>-3.64404</text:p>
          </table:table-cell>
          <table:table-cell office:value-type="float" office:value="-2.568075" calcext:value-type="float">
            <text:p>-2.568075</text:p>
          </table:table-cell>
          <table:table-cell office:value-type="float" office:value="-5.8809985" calcext:value-type="float">
            <text:p>-5.8809985</text:p>
          </table:table-cell>
          <table:table-cell office:value-type="float" office:value="-0.02838" calcext:value-type="float">
            <text:p>-0.02838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9834" calcext:value-type="float">
            <text:p>-3.09834</text:p>
          </table:table-cell>
          <table:table-cell office:value-type="float" office:value="-2.132775" calcext:value-type="float">
            <text:p>-2.132775</text:p>
          </table:table-cell>
          <table:table-cell office:value-type="float" office:value="-5.8836585" calcext:value-type="float">
            <text:p>-5.8836585</text:p>
          </table:table-cell>
          <table:table-cell office:value-type="float" office:value="-0.02823" calcext:value-type="float">
            <text:p>-0.02823</text:p>
          </table:table-cell>
          <table:table-cell office:value-type="float" office:value="0.00631500000000001" calcext:value-type="float">
            <text:p>0.00631500000000001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36039" calcext:value-type="float">
            <text:p>-3.36039</text:p>
          </table:table-cell>
          <table:table-cell office:value-type="float" office:value="-1.837125" calcext:value-type="float">
            <text:p>-1.837125</text:p>
          </table:table-cell>
          <table:table-cell office:value-type="float" office:value="-5.8933385" calcext:value-type="float">
            <text:p>-5.8933385</text:p>
          </table:table-cell>
          <table:table-cell office:value-type="float" office:value="-0.02808" calcext:value-type="float">
            <text:p>-0.02808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1099" calcext:value-type="float">
            <text:p>-3.51099</text:p>
          </table:table-cell>
          <table:table-cell office:value-type="float" office:value="-2.198775" calcext:value-type="float">
            <text:p>-2.198775</text:p>
          </table:table-cell>
          <table:table-cell office:value-type="float" office:value="-5.8829385" calcext:value-type="float">
            <text:p>-5.8829385</text:p>
          </table:table-cell>
          <table:table-cell office:value-type="float" office:value="-0.02748" calcext:value-type="float">
            <text:p>-0.0274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5959" calcext:value-type="float">
            <text:p>-3.55959</text:p>
          </table:table-cell>
          <table:table-cell office:value-type="float" office:value="-2.536725" calcext:value-type="float">
            <text:p>-2.536725</text:p>
          </table:table-cell>
          <table:table-cell office:value-type="float" office:value="-5.8901985" calcext:value-type="float">
            <text:p>-5.8901985</text:p>
          </table:table-cell>
          <table:table-cell office:value-type="float" office:value="-0.02733" calcext:value-type="float">
            <text:p>-0.02733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7209" calcext:value-type="float">
            <text:p>-3.97209</text:p>
          </table:table-cell>
          <table:table-cell office:value-type="float" office:value="-2.182125" calcext:value-type="float">
            <text:p>-2.182125</text:p>
          </table:table-cell>
          <table:table-cell office:value-type="float" office:value="-5.9035085" calcext:value-type="float">
            <text:p>-5.9035085</text:p>
          </table:table-cell>
          <table:table-cell office:value-type="float" office:value="-0.02733" calcext:value-type="float">
            <text:p>-0.02733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40044" calcext:value-type="float">
            <text:p>-3.40044</text:p>
          </table:table-cell>
          <table:table-cell office:value-type="float" office:value="-1.510275" calcext:value-type="float">
            <text:p>-1.510275</text:p>
          </table:table-cell>
          <table:table-cell office:value-type="float" office:value="-5.9064085" calcext:value-type="float">
            <text:p>-5.9064085</text:p>
          </table:table-cell>
          <table:table-cell office:value-type="float" office:value="-0.02718" calcext:value-type="float">
            <text:p>-0.02718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65745" calcext:value-type="float">
            <text:p>0.0657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9409" calcext:value-type="float">
            <text:p>-3.59409</text:p>
          </table:table-cell>
          <table:table-cell office:value-type="float" office:value="-1.110375" calcext:value-type="float">
            <text:p>-1.110375</text:p>
          </table:table-cell>
          <table:table-cell office:value-type="float" office:value="-5.8848685" calcext:value-type="float">
            <text:p>-5.8848685</text:p>
          </table:table-cell>
          <table:table-cell office:value-type="float" office:value="-0.02658" calcext:value-type="float">
            <text:p>-0.02658</text:p>
          </table:table-cell>
          <table:table-cell office:value-type="float" office:value="0.005865" calcext:value-type="float">
            <text:p>0.0058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5869" calcext:value-type="float">
            <text:p>-2.65869</text:p>
          </table:table-cell>
          <table:table-cell office:value-type="float" office:value="-1.184475" calcext:value-type="float">
            <text:p>-1.184475</text:p>
          </table:table-cell>
          <table:table-cell office:value-type="float" office:value="-5.8826885" calcext:value-type="float">
            <text:p>-5.88268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0444" calcext:value-type="float">
            <text:p>-3.00444</text:p>
          </table:table-cell>
          <table:table-cell office:value-type="float" office:value="-1.466925" calcext:value-type="float">
            <text:p>-1.466925</text:p>
          </table:table-cell>
          <table:table-cell office:value-type="float" office:value="-5.8986685" calcext:value-type="float">
            <text:p>-5.8986685</text:p>
          </table:table-cell>
          <table:table-cell office:value-type="float" office:value="-0.02568" calcext:value-type="float">
            <text:p>-0.0256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5454" calcext:value-type="float">
            <text:p>-3.65454</text:p>
          </table:table-cell>
          <table:table-cell office:value-type="float" office:value="-1.982925" calcext:value-type="float">
            <text:p>-1.982925</text:p>
          </table:table-cell>
          <table:table-cell office:value-type="float" office:value="-5.9105185" calcext:value-type="float">
            <text:p>-5.9105185</text:p>
          </table:table-cell>
          <table:table-cell office:value-type="float" office:value="-0.02553" calcext:value-type="float">
            <text:p>-0.02553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3544" calcext:value-type="float">
            <text:p>-4.13544</text:p>
          </table:table-cell>
          <table:table-cell office:value-type="float" office:value="-1.737525" calcext:value-type="float">
            <text:p>-1.737525</text:p>
          </table:table-cell>
          <table:table-cell office:value-type="float" office:value="-5.8993885" calcext:value-type="float">
            <text:p>-5.8993885</text:p>
          </table:table-cell>
          <table:table-cell office:value-type="float" office:value="-0.02553" calcext:value-type="float">
            <text:p>-0.02553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1969" calcext:value-type="float">
            <text:p>-3.51969</text:p>
          </table:table-cell>
          <table:table-cell office:value-type="float" office:value="-1.996125" calcext:value-type="float">
            <text:p>-1.996125</text:p>
          </table:table-cell>
          <table:table-cell office:value-type="float" office:value="-5.9015685" calcext:value-type="float">
            <text:p>-5.9015685</text:p>
          </table:table-cell>
          <table:table-cell office:value-type="float" office:value="-0.02508" calcext:value-type="float">
            <text:p>-0.0250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03599" calcext:value-type="float">
            <text:p>-4.03599</text:p>
          </table:table-cell>
          <table:table-cell office:value-type="float" office:value="-1.398975" calcext:value-type="float">
            <text:p>-1.398975</text:p>
          </table:table-cell>
          <table:table-cell office:value-type="float" office:value="-5.8916485" calcext:value-type="float">
            <text:p>-5.89164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0444" calcext:value-type="float">
            <text:p>-3.60444</text:p>
          </table:table-cell>
          <table:table-cell office:value-type="float" office:value="-1.720275" calcext:value-type="float">
            <text:p>-1.720275</text:p>
          </table:table-cell>
          <table:table-cell office:value-type="float" office:value="-5.9114885" calcext:value-type="float">
            <text:p>-5.9114885</text:p>
          </table:table-cell>
          <table:table-cell office:value-type="float" office:value="-0.02568" calcext:value-type="float">
            <text:p>-0.02568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07964" calcext:value-type="float">
            <text:p>-4.07964</text:p>
          </table:table-cell>
          <table:table-cell office:value-type="float" office:value="-1.289775" calcext:value-type="float">
            <text:p>-1.289775</text:p>
          </table:table-cell>
          <table:table-cell office:value-type="float" office:value="-5.8863185" calcext:value-type="float">
            <text:p>-5.88631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9214" calcext:value-type="float">
            <text:p>-3.89214</text:p>
          </table:table-cell>
          <table:table-cell office:value-type="float" office:value="-1.936725" calcext:value-type="float">
            <text:p>-1.936725</text:p>
          </table:table-cell>
          <table:table-cell office:value-type="float" office:value="-5.9064085" calcext:value-type="float">
            <text:p>-5.90640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9589" calcext:value-type="float">
            <text:p>-2.69589</text:p>
          </table:table-cell>
          <table:table-cell office:value-type="float" office:value="-2.058975" calcext:value-type="float">
            <text:p>-2.058975</text:p>
          </table:table-cell>
          <table:table-cell office:value-type="float" office:value="-5.8967285" calcext:value-type="float">
            <text:p>-5.89672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706500000000001" calcext:value-type="float">
            <text:p>0.00706500000000001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6754" calcext:value-type="float">
            <text:p>-2.66754</text:p>
          </table:table-cell>
          <table:table-cell office:value-type="float" office:value="-3.594975" calcext:value-type="float">
            <text:p>-3.594975</text:p>
          </table:table-cell>
          <table:table-cell office:value-type="float" office:value="-5.8984185" calcext:value-type="float">
            <text:p>-5.89841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63805" calcext:value-type="float">
            <text:p>0.063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3484" calcext:value-type="float">
            <text:p>-3.53484</text:p>
          </table:table-cell>
          <table:table-cell office:value-type="float" office:value="-3.587775" calcext:value-type="float">
            <text:p>-3.587775</text:p>
          </table:table-cell>
          <table:table-cell office:value-type="float" office:value="-5.8921285" calcext:value-type="float">
            <text:p>-5.89212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06500000000001" calcext:value-type="float">
            <text:p>0.00706500000000001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8284" calcext:value-type="float">
            <text:p>-4.18284</text:p>
          </table:table-cell>
          <table:table-cell office:value-type="float" office:value="-3.707475" calcext:value-type="float">
            <text:p>-3.707475</text:p>
          </table:table-cell>
          <table:table-cell office:value-type="float" office:value="-5.8933385" calcext:value-type="float">
            <text:p>-5.8933385</text:p>
          </table:table-cell>
          <table:table-cell office:value-type="float" office:value="-0.02658" calcext:value-type="float">
            <text:p>-0.02658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72864" calcext:value-type="float">
            <text:p>-3.72864</text:p>
          </table:table-cell>
          <table:table-cell office:value-type="float" office:value="-3.599775" calcext:value-type="float">
            <text:p>-3.599775</text:p>
          </table:table-cell>
          <table:table-cell office:value-type="float" office:value="-5.8945485" calcext:value-type="float">
            <text:p>-5.89454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68549" calcext:value-type="float">
            <text:p>-4.68549</text:p>
          </table:table-cell>
          <table:table-cell office:value-type="float" office:value="-4.443675" calcext:value-type="float">
            <text:p>-4.443675</text:p>
          </table:table-cell>
          <table:table-cell office:value-type="float" office:value="-5.9093085" calcext:value-type="float">
            <text:p>-5.9093085</text:p>
          </table:table-cell>
          <table:table-cell office:value-type="float" office:value="-0.02688" calcext:value-type="float">
            <text:p>-0.02688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29654" calcext:value-type="float">
            <text:p>-4.29654</text:p>
          </table:table-cell>
          <table:table-cell office:value-type="float" office:value="4.935375" calcext:value-type="float">
            <text:p>4.935375</text:p>
          </table:table-cell>
          <table:table-cell office:value-type="float" office:value="-5.8991485" calcext:value-type="float">
            <text:p>-5.8991485</text:p>
          </table:table-cell>
          <table:table-cell office:value-type="float" office:value="-0.02673" calcext:value-type="float">
            <text:p>-0.02673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4666" calcext:value-type="float">
            <text:p>4.14666</text:p>
          </table:table-cell>
          <table:table-cell office:value-type="float" office:value="4.878675" calcext:value-type="float">
            <text:p>4.878675</text:p>
          </table:table-cell>
          <table:table-cell office:value-type="float" office:value="-5.9054385" calcext:value-type="float">
            <text:p>-5.90543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79649" calcext:value-type="float">
            <text:p>-4.79649</text:p>
          </table:table-cell>
          <table:table-cell office:value-type="float" office:value="4.661925" calcext:value-type="float">
            <text:p>4.661925</text:p>
          </table:table-cell>
          <table:table-cell office:value-type="float" office:value="-5.8959985" calcext:value-type="float">
            <text:p>-5.89599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2354" calcext:value-type="float">
            <text:p>-4.32354</text:p>
          </table:table-cell>
          <table:table-cell office:value-type="float" office:value="4.471425" calcext:value-type="float">
            <text:p>4.471425</text:p>
          </table:table-cell>
          <table:table-cell office:value-type="float" office:value="-5.8967285" calcext:value-type="float">
            <text:p>-5.89672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5959" calcext:value-type="float">
            <text:p>-4.15959</text:p>
          </table:table-cell>
          <table:table-cell office:value-type="float" office:value="4.537425" calcext:value-type="float">
            <text:p>4.537425</text:p>
          </table:table-cell>
          <table:table-cell office:value-type="float" office:value="-5.8851085" calcext:value-type="float">
            <text:p>-5.88510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0.065495" calcext:value-type="float">
            <text:p>0.0654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4126" calcext:value-type="float">
            <text:p>4.74126</text:p>
          </table:table-cell>
          <table:table-cell office:value-type="float" office:value="-4.851525" calcext:value-type="float">
            <text:p>-4.851525</text:p>
          </table:table-cell>
          <table:table-cell office:value-type="float" office:value="-5.8955185" calcext:value-type="float">
            <text:p>-5.89551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63599" calcext:value-type="float">
            <text:p>-4.63599</text:p>
          </table:table-cell>
          <table:table-cell office:value-type="float" office:value="4.683675" calcext:value-type="float">
            <text:p>4.683675</text:p>
          </table:table-cell>
          <table:table-cell office:value-type="float" office:value="-5.8918885" calcext:value-type="float">
            <text:p>-5.89188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74499" calcext:value-type="float">
            <text:p>-3.74499</text:p>
          </table:table-cell>
          <table:table-cell office:value-type="float" office:value="-4.595925" calcext:value-type="float">
            <text:p>-4.595925</text:p>
          </table:table-cell>
          <table:table-cell office:value-type="float" office:value="-5.8957585" calcext:value-type="float">
            <text:p>-5.8957585</text:p>
          </table:table-cell>
          <table:table-cell office:value-type="float" office:value="-0.02568" calcext:value-type="float">
            <text:p>-0.02568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80654" calcext:value-type="float">
            <text:p>-4.80654</text:p>
          </table:table-cell>
          <table:table-cell office:value-type="float" office:value="4.827375" calcext:value-type="float">
            <text:p>4.827375</text:p>
          </table:table-cell>
          <table:table-cell office:value-type="float" office:value="-5.8921285" calcext:value-type="float">
            <text:p>-5.89212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6304" calcext:value-type="float">
            <text:p>-4.16304</text:p>
          </table:table-cell>
          <table:table-cell office:value-type="float" office:value="-4.445175" calcext:value-type="float">
            <text:p>-4.445175</text:p>
          </table:table-cell>
          <table:table-cell office:value-type="float" office:value="-5.8972085" calcext:value-type="float">
            <text:p>-5.89720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1829" calcext:value-type="float">
            <text:p>-4.31829</text:p>
          </table:table-cell>
          <table:table-cell office:value-type="float" office:value="-4.803525" calcext:value-type="float">
            <text:p>-4.803525</text:p>
          </table:table-cell>
          <table:table-cell office:value-type="float" office:value="-5.9010885" calcext:value-type="float">
            <text:p>-5.9010885</text:p>
          </table:table-cell>
          <table:table-cell office:value-type="float" office:value="-0.03678" calcext:value-type="float">
            <text:p>-0.0367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-0.00613500000000001" calcext:value-type="float">
            <text:p>-0.00613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644999999999989" calcext:value-type="float">
            <text:p>0.000644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9" calcext:value-type="float">
            <text:p>-0.00729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4" calcext:value-type="float">
            <text:p>-0.00744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884999999999991" calcext:value-type="float">
            <text:p>0.0008849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9" calcext:value-type="float">
            <text:p>-0.00759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26715" calcext:value-type="float">
            <text:p>0.01267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914999999999999" calcext:value-type="float">
            <text:p>0.000914999999999999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9" calcext:value-type="float">
            <text:p>-0.0075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19" calcext:value-type="float">
            <text:p>-0.00819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4315" calcext:value-type="float">
            <text:p>0.01243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4" calcext:value-type="float">
            <text:p>-0.0074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19" calcext:value-type="float">
            <text:p>-0.00819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4615" calcext:value-type="float">
            <text:p>0.01146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914999999999999" calcext:value-type="float">
            <text:p>0.000914999999999999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14615" calcext:value-type="float">
            <text:p>0.01146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9" calcext:value-type="float">
            <text:p>-0.00759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114615" calcext:value-type="float">
            <text:p>0.0114615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-0.104385" calcext:value-type="float">
            <text:p>-0.104385</text:p>
          </table:table-cell>
          <table:table-cell office:value-type="float" office:value="1.270415" calcext:value-type="float">
            <text:p>1.2704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-0.0441985" calcext:value-type="float">
            <text:p>-0.0441985</text:p>
          </table:table-cell>
          <table:table-cell office:value-type="float" office:value="-4.34943" calcext:value-type="float">
            <text:p>-4.34943</text:p>
          </table:table-cell>
          <table:table-cell office:value-type="float" office:value="4.232115" calcext:value-type="float">
            <text:p>4.232115</text:p>
          </table:table-cell>
          <table:table-cell office:value-type="float" office:value="6.966125" calcext:value-type="float">
            <text:p>6.9661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" calcext:value-type="float">
            <text:p>0.02976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0458985" calcext:value-type="float">
            <text:p>-0.0458985</text:p>
          </table:table-cell>
          <table:table-cell office:value-type="float" office:value="-4.11573" calcext:value-type="float">
            <text:p>-4.11573</text:p>
          </table:table-cell>
          <table:table-cell office:value-type="float" office:value="3.998115" calcext:value-type="float">
            <text:p>3.998115</text:p>
          </table:table-cell>
          <table:table-cell office:value-type="float" office:value="6.969515" calcext:value-type="float">
            <text:p>6.9695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46" calcext:value-type="float">
            <text:p>0.03246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-0.0454085" calcext:value-type="float">
            <text:p>-0.0454085</text:p>
          </table:table-cell>
          <table:table-cell office:value-type="float" office:value="-4.05798" calcext:value-type="float">
            <text:p>-4.05798</text:p>
          </table:table-cell>
          <table:table-cell office:value-type="float" office:value="4.451715" calcext:value-type="float">
            <text:p>4.451715</text:p>
          </table:table-cell>
          <table:table-cell office:value-type="float" office:value="6.980895" calcext:value-type="float">
            <text:p>6.9808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71" calcext:value-type="float">
            <text:p>0.03171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-0.0444385" calcext:value-type="float">
            <text:p>-0.0444385</text:p>
          </table:table-cell>
          <table:table-cell office:value-type="float" office:value="-3.59658" calcext:value-type="float">
            <text:p>-3.59658</text:p>
          </table:table-cell>
          <table:table-cell office:value-type="float" office:value="-3.767085" calcext:value-type="float">
            <text:p>-3.767085</text:p>
          </table:table-cell>
          <table:table-cell office:value-type="float" office:value="6.972665" calcext:value-type="float">
            <text:p>6.972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01" calcext:value-type="float">
            <text:p>0.03201</text:p>
          </table:table-cell>
          <table:table-cell office:value-type="float" office:value="0.008175" calcext:value-type="float">
            <text:p>0.008175</text:p>
          </table:table-cell>
          <table:table-cell office:value-type="float" office:value="-0.0441985" calcext:value-type="float">
            <text:p>-0.0441985</text:p>
          </table:table-cell>
          <table:table-cell office:value-type="float" office:value="-4.15563" calcext:value-type="float">
            <text:p>-4.15563</text:p>
          </table:table-cell>
          <table:table-cell office:value-type="float" office:value="-4.404285" calcext:value-type="float">
            <text:p>-4.404285</text:p>
          </table:table-cell>
          <table:table-cell office:value-type="float" office:value="6.982825" calcext:value-type="float">
            <text:p>6.982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21" calcext:value-type="float">
            <text:p>0.03321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2.93607" calcext:value-type="float">
            <text:p>2.93607</text:p>
          </table:table-cell>
          <table:table-cell office:value-type="float" office:value="4.425165" calcext:value-type="float">
            <text:p>4.425165</text:p>
          </table:table-cell>
          <table:table-cell office:value-type="float" office:value="6.972175" calcext:value-type="float">
            <text:p>6.9721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96" calcext:value-type="float">
            <text:p>0.03396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0.15057" calcext:value-type="float">
            <text:p>0.15057</text:p>
          </table:table-cell>
          <table:table-cell office:value-type="float" office:value="-2.078685" calcext:value-type="float">
            <text:p>-2.078685</text:p>
          </table:table-cell>
          <table:table-cell office:value-type="float" office:value="6.993475" calcext:value-type="float">
            <text:p>6.9934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79637" calcext:value-type="float">
            <text:p>1.79637</text:p>
          </table:table-cell>
          <table:table-cell office:value-type="float" office:value="1.537065" calcext:value-type="float">
            <text:p>1.537065</text:p>
          </table:table-cell>
          <table:table-cell office:value-type="float" office:value="6.991295" calcext:value-type="float">
            <text:p>6.9912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2.16672" calcext:value-type="float">
            <text:p>2.16672</text:p>
          </table:table-cell>
          <table:table-cell office:value-type="float" office:value="1.912515" calcext:value-type="float">
            <text:p>1.912515</text:p>
          </table:table-cell>
          <table:table-cell office:value-type="float" office:value="7.001705" calcext:value-type="float">
            <text:p>7.0017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-0.0427485" calcext:value-type="float">
            <text:p>-0.0427485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2.921865" calcext:value-type="float">
            <text:p>2.921865</text:p>
          </table:table-cell>
          <table:table-cell office:value-type="float" office:value="7.000735" calcext:value-type="float">
            <text:p>7.0007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0.0425085" calcext:value-type="float">
            <text:p>-0.0425085</text:p>
          </table:table-cell>
          <table:table-cell office:value-type="float" office:value="2.92272" calcext:value-type="float">
            <text:p>2.92272</text:p>
          </table:table-cell>
          <table:table-cell office:value-type="float" office:value="3.548865" calcext:value-type="float">
            <text:p>3.548865</text:p>
          </table:table-cell>
          <table:table-cell office:value-type="float" office:value="6.995655" calcext:value-type="float">
            <text:p>6.9956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0.0429885" calcext:value-type="float">
            <text:p>-0.0429885</text:p>
          </table:table-cell>
          <table:table-cell office:value-type="float" office:value="2.53257" calcext:value-type="float">
            <text:p>2.53257</text:p>
          </table:table-cell>
          <table:table-cell office:value-type="float" office:value="4.070715" calcext:value-type="float">
            <text:p>4.070715</text:p>
          </table:table-cell>
          <table:table-cell office:value-type="float" office:value="6.993955" calcext:value-type="float">
            <text:p>6.9939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11" calcext:value-type="float">
            <text:p>0.03411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3.13542" calcext:value-type="float">
            <text:p>3.13542</text:p>
          </table:table-cell>
          <table:table-cell office:value-type="float" office:value="4.079565" calcext:value-type="float">
            <text:p>4.079565</text:p>
          </table:table-cell>
          <table:table-cell office:value-type="float" office:value="6.989365" calcext:value-type="float">
            <text:p>6.989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3.23847" calcext:value-type="float">
            <text:p>3.23847</text:p>
          </table:table-cell>
          <table:table-cell office:value-type="float" office:value="4.100865" calcext:value-type="float">
            <text:p>4.100865</text:p>
          </table:table-cell>
          <table:table-cell office:value-type="float" office:value="6.996375" calcext:value-type="float">
            <text:p>6.9963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3.56322" calcext:value-type="float">
            <text:p>3.56322</text:p>
          </table:table-cell>
          <table:table-cell office:value-type="float" office:value="4.186215" calcext:value-type="float">
            <text:p>4.186215</text:p>
          </table:table-cell>
          <table:table-cell office:value-type="float" office:value="6.986215" calcext:value-type="float">
            <text:p>6.9862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25085" calcext:value-type="float">
            <text:p>-0.0425085</text:p>
          </table:table-cell>
          <table:table-cell office:value-type="float" office:value="3.11157" calcext:value-type="float">
            <text:p>3.11157</text:p>
          </table:table-cell>
          <table:table-cell office:value-type="float" office:value="4.001115" calcext:value-type="float">
            <text:p>4.001115</text:p>
          </table:table-cell>
          <table:table-cell office:value-type="float" office:value="6.999045" calcext:value-type="float">
            <text:p>6.999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3.34602" calcext:value-type="float">
            <text:p>3.34602</text:p>
          </table:table-cell>
          <table:table-cell office:value-type="float" office:value="3.841665" calcext:value-type="float">
            <text:p>3.841665</text:p>
          </table:table-cell>
          <table:table-cell office:value-type="float" office:value="7.003395" calcext:value-type="float">
            <text:p>7.0033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26" calcext:value-type="float">
            <text:p>0.03426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2.91672" calcext:value-type="float">
            <text:p>2.91672</text:p>
          </table:table-cell>
          <table:table-cell office:value-type="float" office:value="2.978715" calcext:value-type="float">
            <text:p>2.978715</text:p>
          </table:table-cell>
          <table:table-cell office:value-type="float" office:value="6.992505" calcext:value-type="float">
            <text:p>6.9925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11" calcext:value-type="float">
            <text:p>0.0341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32342" calcext:value-type="float">
            <text:p>1.32342</text:p>
          </table:table-cell>
          <table:table-cell office:value-type="float" office:value="3.902715" calcext:value-type="float">
            <text:p>3.902715</text:p>
          </table:table-cell>
          <table:table-cell office:value-type="float" office:value="7.007025" calcext:value-type="float">
            <text:p>7.007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20462" calcext:value-type="float">
            <text:p>1.20462</text:p>
          </table:table-cell>
          <table:table-cell office:value-type="float" office:value="4.096365" calcext:value-type="float">
            <text:p>4.096365</text:p>
          </table:table-cell>
          <table:table-cell office:value-type="float" office:value="7.002915" calcext:value-type="float">
            <text:p>7.0029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1.23282" calcext:value-type="float">
            <text:p>1.23282</text:p>
          </table:table-cell>
          <table:table-cell office:value-type="float" office:value="4.193115" calcext:value-type="float">
            <text:p>4.193115</text:p>
          </table:table-cell>
          <table:table-cell office:value-type="float" office:value="6.986945" calcext:value-type="float">
            <text:p>6.9869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0.40452" calcext:value-type="float">
            <text:p>0.40452</text:p>
          </table:table-cell>
          <table:table-cell office:value-type="float" office:value="4.022265" calcext:value-type="float">
            <text:p>4.022265</text:p>
          </table:table-cell>
          <table:table-cell office:value-type="float" office:value="6.996625" calcext:value-type="float">
            <text:p>6.996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1.17012" calcext:value-type="float">
            <text:p>1.17012</text:p>
          </table:table-cell>
          <table:table-cell office:value-type="float" office:value="3.678315" calcext:value-type="float">
            <text:p>3.678315</text:p>
          </table:table-cell>
          <table:table-cell office:value-type="float" office:value="6.980895" calcext:value-type="float">
            <text:p>6.9808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41087" calcext:value-type="float">
            <text:p>1.41087</text:p>
          </table:table-cell>
          <table:table-cell office:value-type="float" office:value="4.165065" calcext:value-type="float">
            <text:p>4.165065</text:p>
          </table:table-cell>
          <table:table-cell office:value-type="float" office:value="6.986695" calcext:value-type="float">
            <text:p>6.9866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77942" calcext:value-type="float">
            <text:p>1.77942</text:p>
          </table:table-cell>
          <table:table-cell office:value-type="float" office:value="4.191165" calcext:value-type="float">
            <text:p>4.191165</text:p>
          </table:table-cell>
          <table:table-cell office:value-type="float" office:value="6.986945" calcext:value-type="float">
            <text:p>6.9869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4.183365" calcext:value-type="float">
            <text:p>4.183365</text:p>
          </table:table-cell>
          <table:table-cell office:value-type="float" office:value="6.998555" calcext:value-type="float">
            <text:p>6.9985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4.208565" calcext:value-type="float">
            <text:p>4.208565</text:p>
          </table:table-cell>
          <table:table-cell office:value-type="float" office:value="7.000005" calcext:value-type="float">
            <text:p>7.000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0.82302" calcext:value-type="float">
            <text:p>0.82302</text:p>
          </table:table-cell>
          <table:table-cell office:value-type="float" office:value="4.216965" calcext:value-type="float">
            <text:p>4.216965</text:p>
          </table:table-cell>
          <table:table-cell office:value-type="float" office:value="6.991785" calcext:value-type="float">
            <text:p>6.9917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0.97752" calcext:value-type="float">
            <text:p>0.97752</text:p>
          </table:table-cell>
          <table:table-cell office:value-type="float" office:value="4.202565" calcext:value-type="float">
            <text:p>4.202565</text:p>
          </table:table-cell>
          <table:table-cell office:value-type="float" office:value="6.989115" calcext:value-type="float">
            <text:p>6.9891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02357" calcext:value-type="float">
            <text:p>1.02357</text:p>
          </table:table-cell>
          <table:table-cell office:value-type="float" office:value="4.206165" calcext:value-type="float">
            <text:p>4.206165</text:p>
          </table:table-cell>
          <table:table-cell office:value-type="float" office:value="7.006305" calcext:value-type="float">
            <text:p>7.0063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33947" calcext:value-type="float">
            <text:p>1.33947</text:p>
          </table:table-cell>
          <table:table-cell office:value-type="float" office:value="4.228665" calcext:value-type="float">
            <text:p>4.228665</text:p>
          </table:table-cell>
          <table:table-cell office:value-type="float" office:value="7.002425" calcext:value-type="float">
            <text:p>7.0024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16592" calcext:value-type="float">
            <text:p>1.16592</text:p>
          </table:table-cell>
          <table:table-cell office:value-type="float" office:value="4.196265" calcext:value-type="float">
            <text:p>4.196265</text:p>
          </table:table-cell>
          <table:table-cell office:value-type="float" office:value="6.984525" calcext:value-type="float">
            <text:p>6.984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16" calcext:value-type="float">
            <text:p>0.03516</text:p>
          </table:table-cell>
          <table:table-cell office:value-type="float" office:value="0.006225" calcext:value-type="float">
            <text:p>0.006225</text:p>
          </table:table-cell>
          <table:table-cell office:value-type="float" office:value="-0.0410585" calcext:value-type="float">
            <text:p>-0.0410585</text:p>
          </table:table-cell>
          <table:table-cell office:value-type="float" office:value="1.13457" calcext:value-type="float">
            <text:p>1.13457</text:p>
          </table:table-cell>
          <table:table-cell office:value-type="float" office:value="4.215465" calcext:value-type="float">
            <text:p>4.215465</text:p>
          </table:table-cell>
          <table:table-cell office:value-type="float" office:value="6.995165" calcext:value-type="float">
            <text:p>6.995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16982" calcext:value-type="float">
            <text:p>1.16982</text:p>
          </table:table-cell>
          <table:table-cell office:value-type="float" office:value="4.209165" calcext:value-type="float">
            <text:p>4.209165</text:p>
          </table:table-cell>
          <table:table-cell office:value-type="float" office:value="6.995655" calcext:value-type="float">
            <text:p>6.9956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6525" calcext:value-type="float">
            <text:p>0.006525</text:p>
          </table:table-cell>
          <table:table-cell office:value-type="float" office:value="-0.0408085" calcext:value-type="float">
            <text:p>-0.0408085</text:p>
          </table:table-cell>
          <table:table-cell office:value-type="float" office:value="1.41072" calcext:value-type="float">
            <text:p>1.41072</text:p>
          </table:table-cell>
          <table:table-cell office:value-type="float" office:value="4.218765" calcext:value-type="float">
            <text:p>4.218765</text:p>
          </table:table-cell>
          <table:table-cell office:value-type="float" office:value="7.000495" calcext:value-type="float">
            <text:p>7.0004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53057" calcext:value-type="float">
            <text:p>1.53057</text:p>
          </table:table-cell>
          <table:table-cell office:value-type="float" office:value="4.195815" calcext:value-type="float">
            <text:p>4.195815</text:p>
          </table:table-cell>
          <table:table-cell office:value-type="float" office:value="7.001945" calcext:value-type="float">
            <text:p>7.0019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" calcext:value-type="float">
            <text:p>0.03561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4.216215" calcext:value-type="float">
            <text:p>4.216215</text:p>
          </table:table-cell>
          <table:table-cell office:value-type="float" office:value="6.993475" calcext:value-type="float">
            <text:p>6.9934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6" calcext:value-type="float">
            <text:p>0.0357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4.223715" calcext:value-type="float">
            <text:p>4.223715</text:p>
          </table:table-cell>
          <table:table-cell office:value-type="float" office:value="6.991295" calcext:value-type="float">
            <text:p>6.9912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46" calcext:value-type="float">
            <text:p>0.0354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33047" calcext:value-type="float">
            <text:p>1.33047</text:p>
          </table:table-cell>
          <table:table-cell office:value-type="float" office:value="4.214565" calcext:value-type="float">
            <text:p>4.214565</text:p>
          </table:table-cell>
          <table:table-cell office:value-type="float" office:value="6.984765" calcext:value-type="float">
            <text:p>6.984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16" calcext:value-type="float">
            <text:p>0.0351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31367" calcext:value-type="float">
            <text:p>1.31367</text:p>
          </table:table-cell>
          <table:table-cell office:value-type="float" office:value="4.240665" calcext:value-type="float">
            <text:p>4.240665</text:p>
          </table:table-cell>
          <table:table-cell office:value-type="float" office:value="6.997345" calcext:value-type="float">
            <text:p>6.9973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31" calcext:value-type="float">
            <text:p>0.03531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1.42437" calcext:value-type="float">
            <text:p>1.42437</text:p>
          </table:table-cell>
          <table:table-cell office:value-type="float" office:value="4.228065" calcext:value-type="float">
            <text:p>4.228065</text:p>
          </table:table-cell>
          <table:table-cell office:value-type="float" office:value="6.986695" calcext:value-type="float">
            <text:p>6.9866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16" calcext:value-type="float">
            <text:p>0.0351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54257" calcext:value-type="float">
            <text:p>1.54257</text:p>
          </table:table-cell>
          <table:table-cell office:value-type="float" office:value="4.226115" calcext:value-type="float">
            <text:p>4.226115</text:p>
          </table:table-cell>
          <table:table-cell office:value-type="float" office:value="6.985245" calcext:value-type="float">
            <text:p>6.9852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31" calcext:value-type="float">
            <text:p>0.03531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62852" calcext:value-type="float">
            <text:p>1.62852</text:p>
          </table:table-cell>
          <table:table-cell office:value-type="float" office:value="4.238415" calcext:value-type="float">
            <text:p>4.238415</text:p>
          </table:table-cell>
          <table:table-cell office:value-type="float" office:value="6.998075" calcext:value-type="float">
            <text:p>6.9980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6225" calcext:value-type="float">
            <text:p>0.006225</text:p>
          </table:table-cell>
          <table:table-cell office:value-type="float" office:value="-0.0408085" calcext:value-type="float">
            <text:p>-0.0408085</text:p>
          </table:table-cell>
          <table:table-cell office:value-type="float" office:value="2.24217" calcext:value-type="float">
            <text:p>2.24217</text:p>
          </table:table-cell>
          <table:table-cell office:value-type="float" office:value="4.255065" calcext:value-type="float">
            <text:p>4.255065</text:p>
          </table:table-cell>
          <table:table-cell office:value-type="float" office:value="6.980165" calcext:value-type="float">
            <text:p>6.980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50297" calcext:value-type="float">
            <text:p>1.50297</text:p>
          </table:table-cell>
          <table:table-cell office:value-type="float" office:value="4.230765" calcext:value-type="float">
            <text:p>4.230765</text:p>
          </table:table-cell>
          <table:table-cell office:value-type="float" office:value="6.974595" calcext:value-type="float">
            <text:p>6.9745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-0.0408085" calcext:value-type="float">
            <text:p>-0.0408085</text:p>
          </table:table-cell>
          <table:table-cell office:value-type="float" office:value="1.68237" calcext:value-type="float">
            <text:p>1.68237</text:p>
          </table:table-cell>
          <table:table-cell office:value-type="float" office:value="4.207665" calcext:value-type="float">
            <text:p>4.207665</text:p>
          </table:table-cell>
          <table:table-cell office:value-type="float" office:value="6.971455" calcext:value-type="float">
            <text:p>6.9714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" calcext:value-type="float">
            <text:p>0.03561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0.53982" calcext:value-type="float">
            <text:p>0.53982</text:p>
          </table:table-cell>
          <table:table-cell office:value-type="float" office:value="4.205715" calcext:value-type="float">
            <text:p>4.205715</text:p>
          </table:table-cell>
          <table:table-cell office:value-type="float" office:value="6.995165" calcext:value-type="float">
            <text:p>6.995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" calcext:value-type="float">
            <text:p>0.03561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-0.0403285" calcext:value-type="float">
            <text:p>-0.0403285</text:p>
          </table:table-cell>
          <table:table-cell office:value-type="float" office:value="0.81507" calcext:value-type="float">
            <text:p>0.81507</text:p>
          </table:table-cell>
          <table:table-cell office:value-type="float" office:value="4.230615" calcext:value-type="float">
            <text:p>4.230615</text:p>
          </table:table-cell>
          <table:table-cell office:value-type="float" office:value="6.993715" calcext:value-type="float">
            <text:p>6.9937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6" calcext:value-type="float">
            <text:p>0.03576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1.15887" calcext:value-type="float">
            <text:p>1.15887</text:p>
          </table:table-cell>
          <table:table-cell office:value-type="float" office:value="4.238565" calcext:value-type="float">
            <text:p>4.238565</text:p>
          </table:table-cell>
          <table:table-cell office:value-type="float" office:value="6.997585" calcext:value-type="float">
            <text:p>6.9975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1.43847" calcext:value-type="float">
            <text:p>1.43847</text:p>
          </table:table-cell>
          <table:table-cell office:value-type="float" office:value="4.054965" calcext:value-type="float">
            <text:p>4.054965</text:p>
          </table:table-cell>
          <table:table-cell office:value-type="float" office:value="4.365835" calcext:value-type="float">
            <text:p>4.3658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94" calcext:value-type="float">
            <text:p>-0.0029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8235" calcext:value-type="float">
            <text:p>-0.008235</text:p>
          </table:table-cell>
          <table:table-cell office:value-type="float" office:value="-0.00347500000000001" calcext:value-type="float">
            <text:p>-0.0034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74500000000001" calcext:value-type="float">
            <text:p>-0.00274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31515" calcext:value-type="float">
            <text:p>0.01315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71500000000001" calcext:value-type="float">
            <text:p>-0.00371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47500000000001" calcext:value-type="float">
            <text:p>-0.0034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26500000000001" calcext:value-type="float">
            <text:p>-0.00226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875" calcext:value-type="float">
            <text:p>0.0138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47500000000001" calcext:value-type="float">
            <text:p>-0.0034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1515" calcext:value-type="float">
            <text:p>0.01315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8235" calcext:value-type="float">
            <text:p>-0.0082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7635" calcext:value-type="float">
            <text:p>-0.0076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50500000000001" calcext:value-type="float">
            <text:p>-0.00250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59" calcext:value-type="float">
            <text:p>-0.00459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41215" calcext:value-type="float">
            <text:p>0.01412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74500000000001" calcext:value-type="float">
            <text:p>-0.00274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59" calcext:value-type="float">
            <text:p>-0.00459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74500000000001" calcext:value-type="float">
            <text:p>-0.00274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875" calcext:value-type="float">
            <text:p>0.0138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71500000000001" calcext:value-type="float">
            <text:p>-0.00371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54" calcext:value-type="float">
            <text:p>-0.00354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0.0141215" calcext:value-type="float">
            <text:p>0.01412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71500000000001" calcext:value-type="float">
            <text:p>-0.00371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21:40:23.869001262</dc:date>
    <meta:editing-duration>PT8M13S</meta:editing-duration>
    <meta:editing-cycles>1</meta:editing-cycles>
    <meta:document-statistic meta:table-count="1" meta:cell-count="8592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181cm" svg:y="3.954cm" style:legend-expansion="high" chart:style-name="ch2"/>
        <chart:plot-area chart:style-name="ch3" table:cell-range-address="sensor_data.C1:sensor_data.C179 sensor_data.F1:sensor_data.F179" chart:data-source-has-labels="row" svg:x="0.319cm" svg:y="0.18cm" svg:width="10.543cm" svg:height="8.645cm">
          <chart:coordinate-region svg:x="0.861cm" svg:y="0.379cm" svg:width="10.00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.C2:sensor_data.C179" chart:label-cell-address="sensor_data.C1:sensor_data.C1" chart:class="chart:line">
            <chart:data-point chart:repeated="178"/>
          </chart:series>
          <chart:series chart:style-name="ch7" chart:values-cell-range-address="sensor_data.F2:sensor_data.F179" chart:label-cell-address="sensor_data.F1:sensor_data.F1" chart:class="chart:line">
            <chart:data-point chart:repeated="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Z [mT]</text:p>
                <draw:g>
                  <svg:desc>sensor_data.C1:sensor_data.C1</svg:desc>
                </draw:g>
              </table:table-cell>
              <table:table-cell office:value-type="string">
                <text:p>mux1_sensor1_Z [mT]</text:p>
                <draw:g>
                  <svg:desc>sensor_data.F1:sensor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71499999999993">
                <text:p>0.000571499999999993</text:p>
                <draw:g>
                  <svg:desc>sensor_data.C2:sensor_data.C179</svg:desc>
                </draw:g>
              </table:table-cell>
              <table:table-cell office:value-type="float" office:value="0.000154999999999987">
                <text:p>0.000154999999999987</text:p>
                <draw:g>
                  <svg:desc>sensor_data.F2:sensor_data.F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398500000000006">
                <text:p>-0.000398500000000006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398500000000006">
                <text:p>-0.000398500000000006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398500000000006">
                <text:p>-0.000398500000000006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638500000000008">
                <text:p>-0.000638500000000008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71499999999993">
                <text:p>0.000571499999999993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71499999999993">
                <text:p>0.000571499999999993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71499999999993">
                <text:p>0.000571499999999993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0.000644999999999989">
                <text:p>0.000644999999999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5149999999999">
                <text:p>0.00105149999999999</text:p>
              </table:table-cell>
              <table:table-cell office:value-type="float" office:value="0.00862499999999999">
                <text:p>0.008624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318585">
                <text:p>-0.9318585</text:p>
              </table:table-cell>
              <table:table-cell office:value-type="float" office:value="0.033555">
                <text:p>0.03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255415">
                <text:p>5.3255415</text:p>
              </table:table-cell>
              <table:table-cell office:value-type="float" office:value="0.057755">
                <text:p>0.057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7089385">
                <text:p>-5.7089385</text:p>
              </table:table-cell>
              <table:table-cell office:value-type="float" office:value="0.059695">
                <text:p>0.059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8766385">
                <text:p>-5.8766385</text:p>
              </table:table-cell>
              <table:table-cell office:value-type="float" office:value="0.060905">
                <text:p>0.060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8626085">
                <text:p>-5.8626085</text:p>
              </table:table-cell>
              <table:table-cell office:value-type="float" office:value="0.062115">
                <text:p>0.062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8722885">
                <text:p>-5.8722885</text:p>
              </table:table-cell>
              <table:table-cell office:value-type="float" office:value="0.062835">
                <text:p>0.062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889885">
                <text:p>-5.8889885</text:p>
              </table:table-cell>
              <table:table-cell office:value-type="float" office:value="0.063325">
                <text:p>0.063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800285">
                <text:p>-5.88002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8955185">
                <text:p>-5.89551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9003585">
                <text:p>-5.9003585</text:p>
              </table:table-cell>
              <table:table-cell office:value-type="float" office:value="0.063805">
                <text:p>0.063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8809985">
                <text:p>-5.88099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836585">
                <text:p>-5.88365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8933385">
                <text:p>-5.89333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8829385">
                <text:p>-5.88293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8901985">
                <text:p>-5.89019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9035085">
                <text:p>-5.90350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9064085">
                <text:p>-5.9064085</text:p>
              </table:table-cell>
              <table:table-cell office:value-type="float" office:value="0.065745">
                <text:p>0.065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8848685">
                <text:p>-5.88486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8826885">
                <text:p>-5.88268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8986685">
                <text:p>-5.89866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9105185">
                <text:p>-5.91051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8993885">
                <text:p>-5.89938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9015685">
                <text:p>-5.90156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916485">
                <text:p>-5.89164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9114885">
                <text:p>-5.91148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8863185">
                <text:p>-5.88631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9064085">
                <text:p>-5.90640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8967285">
                <text:p>-5.89672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984185">
                <text:p>-5.8984185</text:p>
              </table:table-cell>
              <table:table-cell office:value-type="float" office:value="0.063805">
                <text:p>0.063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8921285">
                <text:p>-5.89212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8933385">
                <text:p>-5.89333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8945485">
                <text:p>-5.89454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9093085">
                <text:p>-5.90930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8991485">
                <text:p>-5.89914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9054385">
                <text:p>-5.90543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.8959985">
                <text:p>-5.89599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8967285">
                <text:p>-5.89672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8851085">
                <text:p>-5.8851085</text:p>
              </table:table-cell>
              <table:table-cell office:value-type="float" office:value="0.065495">
                <text:p>0.065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8955185">
                <text:p>-5.89551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8918885">
                <text:p>-5.89188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8957585">
                <text:p>-5.89575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8921285">
                <text:p>-5.89212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8972085">
                <text:p>-5.89720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9010885">
                <text:p>-5.9010885</text:p>
              </table:table-cell>
              <table:table-cell office:value-type="float" office:value="-0.00613500000000001">
                <text:p>-0.006135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644999999999989">
                <text:p>0.000644999999999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9415">
                <text:p>0.01194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9415">
                <text:p>0.01194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884999999999991">
                <text:p>0.000884999999999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6715">
                <text:p>0.01267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7015">
                <text:p>0.01170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7015">
                <text:p>0.01170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7015">
                <text:p>0.01170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7015">
                <text:p>0.01170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7015">
                <text:p>0.01170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9415">
                <text:p>0.01194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4315">
                <text:p>0.01243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9415">
                <text:p>0.01194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9415">
                <text:p>0.01194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4615">
                <text:p>0.01146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4615">
                <text:p>0.01146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14615">
                <text:p>0.0114615</text:p>
              </table:table-cell>
              <table:table-cell office:value-type="float" office:value="1.270415">
                <text:p>1.270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41985">
                <text:p>-0.0441985</text:p>
              </table:table-cell>
              <table:table-cell office:value-type="float" office:value="6.966125">
                <text:p>6.966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58985">
                <text:p>-0.0458985</text:p>
              </table:table-cell>
              <table:table-cell office:value-type="float" office:value="6.969515">
                <text:p>6.9695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54085">
                <text:p>-0.0454085</text:p>
              </table:table-cell>
              <table:table-cell office:value-type="float" office:value="6.980895">
                <text:p>6.980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44385">
                <text:p>-0.0444385</text:p>
              </table:table-cell>
              <table:table-cell office:value-type="float" office:value="6.972665">
                <text:p>6.972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41985">
                <text:p>-0.0441985</text:p>
              </table:table-cell>
              <table:table-cell office:value-type="float" office:value="6.982825">
                <text:p>6.982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22685">
                <text:p>-0.0422685</text:p>
              </table:table-cell>
              <table:table-cell office:value-type="float" office:value="6.972175">
                <text:p>6.972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22685">
                <text:p>-0.0422685</text:p>
              </table:table-cell>
              <table:table-cell office:value-type="float" office:value="6.993475">
                <text:p>6.9934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91295">
                <text:p>6.991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22685">
                <text:p>-0.0422685</text:p>
              </table:table-cell>
              <table:table-cell office:value-type="float" office:value="7.001705">
                <text:p>7.0017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27485">
                <text:p>-0.0427485</text:p>
              </table:table-cell>
              <table:table-cell office:value-type="float" office:value="7.000735">
                <text:p>7.000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25085">
                <text:p>-0.0425085</text:p>
              </table:table-cell>
              <table:table-cell office:value-type="float" office:value="6.995655">
                <text:p>6.995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29885">
                <text:p>-0.0429885</text:p>
              </table:table-cell>
              <table:table-cell office:value-type="float" office:value="6.993955">
                <text:p>6.993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89365">
                <text:p>6.989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96375">
                <text:p>6.996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22685">
                <text:p>-0.0422685</text:p>
              </table:table-cell>
              <table:table-cell office:value-type="float" office:value="6.986215">
                <text:p>6.986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25085">
                <text:p>-0.0425085</text:p>
              </table:table-cell>
              <table:table-cell office:value-type="float" office:value="6.999045">
                <text:p>6.999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22685">
                <text:p>-0.0422685</text:p>
              </table:table-cell>
              <table:table-cell office:value-type="float" office:value="7.003395">
                <text:p>7.003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92505">
                <text:p>6.9925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15385">
                <text:p>-0.0415385</text:p>
              </table:table-cell>
              <table:table-cell office:value-type="float" office:value="7.007025">
                <text:p>7.007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15385">
                <text:p>-0.0415385</text:p>
              </table:table-cell>
              <table:table-cell office:value-type="float" office:value="7.002915">
                <text:p>7.002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86945">
                <text:p>6.986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96625">
                <text:p>6.996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80895">
                <text:p>6.980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86695">
                <text:p>6.986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86945">
                <text:p>6.9869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98555">
                <text:p>6.9985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20185">
                <text:p>-0.0420185</text:p>
              </table:table-cell>
              <table:table-cell office:value-type="float" office:value="7.000005">
                <text:p>7.000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1785">
                <text:p>6.991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89115">
                <text:p>6.989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415385">
                <text:p>-0.0415385</text:p>
              </table:table-cell>
              <table:table-cell office:value-type="float" office:value="7.006305">
                <text:p>7.006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417785">
                <text:p>-0.0417785</text:p>
              </table:table-cell>
              <table:table-cell office:value-type="float" office:value="7.002425">
                <text:p>7.002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84525">
                <text:p>6.9845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410585">
                <text:p>-0.0410585</text:p>
              </table:table-cell>
              <table:table-cell office:value-type="float" office:value="6.995165">
                <text:p>6.9951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5655">
                <text:p>6.9956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08085">
                <text:p>-0.0408085</text:p>
              </table:table-cell>
              <table:table-cell office:value-type="float" office:value="7.000495">
                <text:p>7.000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12985">
                <text:p>-0.0412985</text:p>
              </table:table-cell>
              <table:table-cell office:value-type="float" office:value="7.001945">
                <text:p>7.001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3475">
                <text:p>6.993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1295">
                <text:p>6.991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84765">
                <text:p>6.984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97345">
                <text:p>6.997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05685">
                <text:p>-0.0405685</text:p>
              </table:table-cell>
              <table:table-cell office:value-type="float" office:value="6.986695">
                <text:p>6.986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85245">
                <text:p>6.9852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98075">
                <text:p>6.9980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408085">
                <text:p>-0.0408085</text:p>
              </table:table-cell>
              <table:table-cell office:value-type="float" office:value="6.980165">
                <text:p>6.980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74595">
                <text:p>6.974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408085">
                <text:p>-0.0408085</text:p>
              </table:table-cell>
              <table:table-cell office:value-type="float" office:value="6.971455">
                <text:p>6.971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05685">
                <text:p>-0.0405685</text:p>
              </table:table-cell>
              <table:table-cell office:value-type="float" office:value="6.995165">
                <text:p>6.995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03285">
                <text:p>-0.0403285</text:p>
              </table:table-cell>
              <table:table-cell office:value-type="float" office:value="6.993715">
                <text:p>6.993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05685">
                <text:p>-0.0405685</text:p>
              </table:table-cell>
              <table:table-cell office:value-type="float" office:value="6.997585">
                <text:p>6.997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405685">
                <text:p>-0.0405685</text:p>
              </table:table-cell>
              <table:table-cell office:value-type="float" office:value="4.365835">
                <text:p>4.3658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47500000000001">
                <text:p>-0.003475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274500000000001">
                <text:p>-0.002745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1515">
                <text:p>0.0131515</text:p>
              </table:table-cell>
              <table:table-cell office:value-type="float" office:value="-0.00371500000000001">
                <text:p>-0.003715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347500000000001">
                <text:p>-0.003475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26500000000001">
                <text:p>-0.002265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47500000000001">
                <text:p>-0.003475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1515">
                <text:p>0.01315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250500000000001">
                <text:p>-0.002505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41215">
                <text:p>0.0141215</text:p>
              </table:table-cell>
              <table:table-cell office:value-type="float" office:value="-0.00274500000000001">
                <text:p>-0.002745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74500000000001">
                <text:p>-0.002745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371500000000001">
                <text:p>-0.003715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1215">
                <text:p>0.01412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71500000000001">
                <text:p>-0.003715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154cm" svg:y="3.954cm" style:legend-expansion="high" chart:style-name="ch2"/>
        <chart:plot-area chart:style-name="ch3" table:cell-range-address="sensor_data.A1:sensor_data.A179 sensor_data.D1:sensor_data.D179" chart:data-source-has-labels="row" svg:x="0.319cm" svg:y="0.18cm" svg:width="10.516cm" svg:height="8.645cm">
          <chart:coordinate-region svg:x="0.861cm" svg:y="0.379cm" svg:width="9.97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.A2:sensor_data.A179" chart:label-cell-address="sensor_data.A1:sensor_data.A1" chart:class="chart:line">
            <chart:data-point chart:repeated="178"/>
          </chart:series>
          <chart:series chart:style-name="ch7" chart:values-cell-range-address="sensor_data.D2:sensor_data.D179" chart:label-cell-address="sensor_data.D1:sensor_data.D1" chart:class="chart:line">
            <chart:data-point chart:repeated="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X [mT]</text:p>
                <draw:g>
                  <svg:desc>sensor_data.A1:sensor_data.A1</svg:desc>
                </draw:g>
              </table:table-cell>
              <table:table-cell office:value-type="string">
                <text:p>mux1_sensor1_X [mT]</text:p>
                <draw:g>
                  <svg:desc>sensor_data.D1:sensor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899999999999999">
                <text:p>-0.0000899999999999999</text:p>
                <draw:g>
                  <svg:desc>sensor_data.A2:sensor_data.A179</svg:desc>
                </draw:g>
              </table:table-cell>
              <table:table-cell office:value-type="float" office:value="-0.0000300000000000011">
                <text:p>-0.0000300000000000011</text:p>
                <draw:g>
                  <svg:desc>sensor_data.D2:sensor_data.D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600000000000023">
                <text:p>0.0000600000000000023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0.000419999999999999">
                <text:p>0.00041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419999999999999">
                <text:p>0.00041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600000000000023">
                <text:p>0.0000600000000000023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-0.000330000000000001">
                <text:p>-0.00033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10000000000001">
                <text:p>0.000210000000000001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-0.000330000000000001">
                <text:p>-0.00033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10000000000001">
                <text:p>0.000210000000000001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600000000000023">
                <text:p>0.0000600000000000023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10000000000001">
                <text:p>0.000210000000000001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10000000000002">
                <text:p>0.000510000000000002</text:p>
              </table:table-cell>
              <table:table-cell office:value-type="float" office:value="-0.000330000000000001">
                <text:p>-0.00033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600000000000023">
                <text:p>0.0000600000000000023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90000000000001">
                <text:p>-0.000390000000000001</text:p>
              </table:table-cell>
              <table:table-cell office:value-type="float" office:value="-0.000330000000000001">
                <text:p>-0.00033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390000000000001">
                <text:p>-0.000390000000000001</text:p>
              </table:table-cell>
              <table:table-cell office:value-type="float" office:value="-0.000330000000000001">
                <text:p>-0.00033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10000000000001">
                <text:p>0.000210000000000001</text:p>
              </table:table-cell>
              <table:table-cell office:value-type="float" office:value="0.000419999999999999">
                <text:p>0.00041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59999999999999">
                <text:p>0.00035999999999999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39999999999998">
                <text:p>-0.000239999999999998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899999999999999">
                <text:p>-0.0000899999999999999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600000000000023">
                <text:p>0.0000600000000000023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10000000000002">
                <text:p>0.000510000000000002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59999999999999">
                <text:p>0.000359999999999999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41">
                <text:p>0.01941</text:p>
              </table:table-cell>
              <table:table-cell office:value-type="float" office:value="-0.06093">
                <text:p>-0.06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0409">
                <text:p>-1.70409</text:p>
              </table:table-cell>
              <table:table-cell office:value-type="float" office:value="-0.04533">
                <text:p>-0.04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23084">
                <text:p>-4.23084</text:p>
              </table:table-cell>
              <table:table-cell office:value-type="float" office:value="-0.04923">
                <text:p>-0.04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15134">
                <text:p>-4.15134</text:p>
              </table:table-cell>
              <table:table-cell office:value-type="float" office:value="-0.03963">
                <text:p>-0.03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1466">
                <text:p>4.01466</text:p>
              </table:table-cell>
              <table:table-cell office:value-type="float" office:value="-0.03903">
                <text:p>-0.03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6476">
                <text:p>2.26476</text:p>
              </table:table-cell>
              <table:table-cell office:value-type="float" office:value="-0.03573">
                <text:p>-0.03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0141">
                <text:p>3.00141</text:p>
              </table:table-cell>
              <table:table-cell office:value-type="float" office:value="-0.03393">
                <text:p>-0.03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3196">
                <text:p>3.83196</text:p>
              </table:table-cell>
              <table:table-cell office:value-type="float" office:value="-0.03138">
                <text:p>-0.03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55304">
                <text:p>-4.55304</text:p>
              </table:table-cell>
              <table:table-cell office:value-type="float" office:value="-0.02898">
                <text:p>-0.02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31449">
                <text:p>-3.31449</text:p>
              </table:table-cell>
              <table:table-cell office:value-type="float" office:value="-0.02868">
                <text:p>-0.02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64404">
                <text:p>-3.64404</text:p>
              </table:table-cell>
              <table:table-cell office:value-type="float" office:value="-0.02838">
                <text:p>-0.02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09834">
                <text:p>-3.09834</text:p>
              </table:table-cell>
              <table:table-cell office:value-type="float" office:value="-0.02823">
                <text:p>-0.02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36039">
                <text:p>-3.36039</text:p>
              </table:table-cell>
              <table:table-cell office:value-type="float" office:value="-0.02808">
                <text:p>-0.02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1099">
                <text:p>-3.51099</text:p>
              </table:table-cell>
              <table:table-cell office:value-type="float" office:value="-0.02748">
                <text:p>-0.02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5959">
                <text:p>-3.55959</text:p>
              </table:table-cell>
              <table:table-cell office:value-type="float" office:value="-0.02733">
                <text:p>-0.027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97209">
                <text:p>-3.97209</text:p>
              </table:table-cell>
              <table:table-cell office:value-type="float" office:value="-0.02733">
                <text:p>-0.02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40044">
                <text:p>-3.40044</text:p>
              </table:table-cell>
              <table:table-cell office:value-type="float" office:value="-0.02718">
                <text:p>-0.027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9409">
                <text:p>-3.59409</text:p>
              </table:table-cell>
              <table:table-cell office:value-type="float" office:value="-0.02658">
                <text:p>-0.026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65869">
                <text:p>-2.65869</text:p>
              </table:table-cell>
              <table:table-cell office:value-type="float" office:value="-0.02628">
                <text:p>-0.02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00444">
                <text:p>-3.00444</text:p>
              </table:table-cell>
              <table:table-cell office:value-type="float" office:value="-0.02568">
                <text:p>-0.02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5454">
                <text:p>-3.65454</text:p>
              </table:table-cell>
              <table:table-cell office:value-type="float" office:value="-0.02553">
                <text:p>-0.02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13544">
                <text:p>-4.13544</text:p>
              </table:table-cell>
              <table:table-cell office:value-type="float" office:value="-0.02553">
                <text:p>-0.02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51969">
                <text:p>-3.51969</text:p>
              </table:table-cell>
              <table:table-cell office:value-type="float" office:value="-0.02508">
                <text:p>-0.02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03599">
                <text:p>-4.03599</text:p>
              </table:table-cell>
              <table:table-cell office:value-type="float" office:value="-0.02538">
                <text:p>-0.02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60444">
                <text:p>-3.60444</text:p>
              </table:table-cell>
              <table:table-cell office:value-type="float" office:value="-0.02568">
                <text:p>-0.02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7964">
                <text:p>-4.07964</text:p>
              </table:table-cell>
              <table:table-cell office:value-type="float" office:value="-0.02628">
                <text:p>-0.02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9214">
                <text:p>-3.89214</text:p>
              </table:table-cell>
              <table:table-cell office:value-type="float" office:value="-0.02538">
                <text:p>-0.02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69589">
                <text:p>-2.69589</text:p>
              </table:table-cell>
              <table:table-cell office:value-type="float" office:value="-0.02538">
                <text:p>-0.02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66754">
                <text:p>-2.66754</text:p>
              </table:table-cell>
              <table:table-cell office:value-type="float" office:value="-0.02538">
                <text:p>-0.02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3484">
                <text:p>-3.53484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.18284">
                <text:p>-4.18284</text:p>
              </table:table-cell>
              <table:table-cell office:value-type="float" office:value="-0.02658">
                <text:p>-0.02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72864">
                <text:p>-3.72864</text:p>
              </table:table-cell>
              <table:table-cell office:value-type="float" office:value="-0.02628">
                <text:p>-0.02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68549">
                <text:p>-4.68549</text:p>
              </table:table-cell>
              <table:table-cell office:value-type="float" office:value="-0.02688">
                <text:p>-0.02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9654">
                <text:p>-4.29654</text:p>
              </table:table-cell>
              <table:table-cell office:value-type="float" office:value="-0.02673">
                <text:p>-0.02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4666">
                <text:p>4.14666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79649">
                <text:p>-4.79649</text:p>
              </table:table-cell>
              <table:table-cell office:value-type="float" office:value="-0.02628">
                <text:p>-0.026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32354">
                <text:p>-4.32354</text:p>
              </table:table-cell>
              <table:table-cell office:value-type="float" office:value="-0.02628">
                <text:p>-0.026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15959">
                <text:p>-4.15959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4126">
                <text:p>4.74126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63599">
                <text:p>-4.63599</text:p>
              </table:table-cell>
              <table:table-cell office:value-type="float" office:value="-0.02628">
                <text:p>-0.02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74499">
                <text:p>-3.74499</text:p>
              </table:table-cell>
              <table:table-cell office:value-type="float" office:value="-0.02568">
                <text:p>-0.02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.80654">
                <text:p>-4.80654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16304">
                <text:p>-4.16304</text:p>
              </table:table-cell>
              <table:table-cell office:value-type="float" office:value="-0.02613">
                <text:p>-0.02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31829">
                <text:p>-4.31829</text:p>
              </table:table-cell>
              <table:table-cell office:value-type="float" office:value="-0.03678">
                <text:p>-0.03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789">
                <text:p>-0.00789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729">
                <text:p>-0.0072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789">
                <text:p>-0.00789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744">
                <text:p>-0.00744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774">
                <text:p>-0.00774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759">
                <text:p>-0.0075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759">
                <text:p>-0.00759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774">
                <text:p>-0.00774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789">
                <text:p>-0.00789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789">
                <text:p>-0.0078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819">
                <text:p>-0.00819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774">
                <text:p>-0.00774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774">
                <text:p>-0.00774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774">
                <text:p>-0.00774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789">
                <text:p>-0.00789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774">
                <text:p>-0.00774</text:p>
              </table:table-cell>
              <table:table-cell office:value-type="float" office:value="-0.000180000000000001">
                <text:p>-0.0001800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789">
                <text:p>-0.0078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789">
                <text:p>-0.0078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774">
                <text:p>-0.00774</text:p>
              </table:table-cell>
              <table:table-cell office:value-type="float" office:value="0.000269999999999999">
                <text:p>0.000269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744">
                <text:p>-0.00744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819">
                <text:p>-0.00819</text:p>
              </table:table-cell>
              <table:table-cell office:value-type="float" office:value="-0.0000300000000000011">
                <text:p>-0.00003000000000000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789">
                <text:p>-0.00789</text:p>
              </table:table-cell>
              <table:table-cell office:value-type="float" office:value="0.000119999999999999">
                <text:p>0.000119999999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759">
                <text:p>-0.00759</text:p>
              </table:table-cell>
              <table:table-cell office:value-type="float" office:value="0.01422">
                <text:p>0.014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471">
                <text:p>0.03471</text:p>
              </table:table-cell>
              <table:table-cell office:value-type="float" office:value="-4.34943">
                <text:p>-4.34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76">
                <text:p>0.02976</text:p>
              </table:table-cell>
              <table:table-cell office:value-type="float" office:value="-4.11573">
                <text:p>-4.115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46">
                <text:p>0.03246</text:p>
              </table:table-cell>
              <table:table-cell office:value-type="float" office:value="-4.05798">
                <text:p>-4.05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171">
                <text:p>0.03171</text:p>
              </table:table-cell>
              <table:table-cell office:value-type="float" office:value="-3.59658">
                <text:p>-3.59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01">
                <text:p>0.03201</text:p>
              </table:table-cell>
              <table:table-cell office:value-type="float" office:value="-4.15563">
                <text:p>-4.15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321">
                <text:p>0.03321</text:p>
              </table:table-cell>
              <table:table-cell office:value-type="float" office:value="2.93607">
                <text:p>2.93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396">
                <text:p>0.03396</text:p>
              </table:table-cell>
              <table:table-cell office:value-type="float" office:value="0.15057">
                <text:p>0.150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441">
                <text:p>0.03441</text:p>
              </table:table-cell>
              <table:table-cell office:value-type="float" office:value="1.79637">
                <text:p>1.79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456">
                <text:p>0.03456</text:p>
              </table:table-cell>
              <table:table-cell office:value-type="float" office:value="2.16672">
                <text:p>2.1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71">
                <text:p>0.03471</text:p>
              </table:table-cell>
              <table:table-cell office:value-type="float" office:value="2.20062">
                <text:p>2.20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471">
                <text:p>0.03471</text:p>
              </table:table-cell>
              <table:table-cell office:value-type="float" office:value="2.92272">
                <text:p>2.92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71">
                <text:p>0.03471</text:p>
              </table:table-cell>
              <table:table-cell office:value-type="float" office:value="2.53257">
                <text:p>2.53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11">
                <text:p>0.03411</text:p>
              </table:table-cell>
              <table:table-cell office:value-type="float" office:value="3.13542">
                <text:p>3.13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456">
                <text:p>0.03456</text:p>
              </table:table-cell>
              <table:table-cell office:value-type="float" office:value="3.23847">
                <text:p>3.23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471">
                <text:p>0.03471</text:p>
              </table:table-cell>
              <table:table-cell office:value-type="float" office:value="3.56322">
                <text:p>3.56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441">
                <text:p>0.03441</text:p>
              </table:table-cell>
              <table:table-cell office:value-type="float" office:value="3.11157">
                <text:p>3.111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456">
                <text:p>0.03456</text:p>
              </table:table-cell>
              <table:table-cell office:value-type="float" office:value="3.34602">
                <text:p>3.346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426">
                <text:p>0.03426</text:p>
              </table:table-cell>
              <table:table-cell office:value-type="float" office:value="2.91672">
                <text:p>2.91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411">
                <text:p>0.03411</text:p>
              </table:table-cell>
              <table:table-cell office:value-type="float" office:value="1.32342">
                <text:p>1.323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441">
                <text:p>0.03441</text:p>
              </table:table-cell>
              <table:table-cell office:value-type="float" office:value="1.20462">
                <text:p>1.20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441">
                <text:p>0.03441</text:p>
              </table:table-cell>
              <table:table-cell office:value-type="float" office:value="1.23282">
                <text:p>1.232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456">
                <text:p>0.03456</text:p>
              </table:table-cell>
              <table:table-cell office:value-type="float" office:value="0.40452">
                <text:p>0.40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471">
                <text:p>0.03471</text:p>
              </table:table-cell>
              <table:table-cell office:value-type="float" office:value="1.17012">
                <text:p>1.17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486">
                <text:p>0.03486</text:p>
              </table:table-cell>
              <table:table-cell office:value-type="float" office:value="1.41087">
                <text:p>1.410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471">
                <text:p>0.03471</text:p>
              </table:table-cell>
              <table:table-cell office:value-type="float" office:value="1.77942">
                <text:p>1.77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486">
                <text:p>0.03486</text:p>
              </table:table-cell>
              <table:table-cell office:value-type="float" office:value="1.56057">
                <text:p>1.56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486">
                <text:p>0.03486</text:p>
              </table:table-cell>
              <table:table-cell office:value-type="float" office:value="0.98532">
                <text:p>0.985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56">
                <text:p>0.03456</text:p>
              </table:table-cell>
              <table:table-cell office:value-type="float" office:value="0.82302">
                <text:p>0.823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486">
                <text:p>0.03486</text:p>
              </table:table-cell>
              <table:table-cell office:value-type="float" office:value="0.97752">
                <text:p>0.977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501">
                <text:p>0.03501</text:p>
              </table:table-cell>
              <table:table-cell office:value-type="float" office:value="1.02357">
                <text:p>1.023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486">
                <text:p>0.03486</text:p>
              </table:table-cell>
              <table:table-cell office:value-type="float" office:value="1.33947">
                <text:p>1.339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486">
                <text:p>0.03486</text:p>
              </table:table-cell>
              <table:table-cell office:value-type="float" office:value="1.16592">
                <text:p>1.16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516">
                <text:p>0.03516</text:p>
              </table:table-cell>
              <table:table-cell office:value-type="float" office:value="1.13457">
                <text:p>1.134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01">
                <text:p>0.03501</text:p>
              </table:table-cell>
              <table:table-cell office:value-type="float" office:value="1.16982">
                <text:p>1.16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486">
                <text:p>0.03486</text:p>
              </table:table-cell>
              <table:table-cell office:value-type="float" office:value="1.41072">
                <text:p>1.41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501">
                <text:p>0.03501</text:p>
              </table:table-cell>
              <table:table-cell office:value-type="float" office:value="1.53057">
                <text:p>1.530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561">
                <text:p>0.03561</text:p>
              </table:table-cell>
              <table:table-cell office:value-type="float" office:value="0.97437">
                <text:p>0.974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576">
                <text:p>0.03576</text:p>
              </table:table-cell>
              <table:table-cell office:value-type="float" office:value="1.01727">
                <text:p>1.01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546">
                <text:p>0.03546</text:p>
              </table:table-cell>
              <table:table-cell office:value-type="float" office:value="1.33047">
                <text:p>1.330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516">
                <text:p>0.03516</text:p>
              </table:table-cell>
              <table:table-cell office:value-type="float" office:value="1.31367">
                <text:p>1.31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531">
                <text:p>0.03531</text:p>
              </table:table-cell>
              <table:table-cell office:value-type="float" office:value="1.42437">
                <text:p>1.42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516">
                <text:p>0.03516</text:p>
              </table:table-cell>
              <table:table-cell office:value-type="float" office:value="1.54257">
                <text:p>1.54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531">
                <text:p>0.03531</text:p>
              </table:table-cell>
              <table:table-cell office:value-type="float" office:value="1.62852">
                <text:p>1.628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591">
                <text:p>0.03591</text:p>
              </table:table-cell>
              <table:table-cell office:value-type="float" office:value="2.24217">
                <text:p>2.242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591">
                <text:p>0.03591</text:p>
              </table:table-cell>
              <table:table-cell office:value-type="float" office:value="1.50297">
                <text:p>1.50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591">
                <text:p>0.03591</text:p>
              </table:table-cell>
              <table:table-cell office:value-type="float" office:value="1.68237">
                <text:p>1.682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561">
                <text:p>0.03561</text:p>
              </table:table-cell>
              <table:table-cell office:value-type="float" office:value="0.53982">
                <text:p>0.53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561">
                <text:p>0.03561</text:p>
              </table:table-cell>
              <table:table-cell office:value-type="float" office:value="0.81507">
                <text:p>0.81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576">
                <text:p>0.03576</text:p>
              </table:table-cell>
              <table:table-cell office:value-type="float" office:value="1.15887">
                <text:p>1.15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591">
                <text:p>0.03591</text:p>
              </table:table-cell>
              <table:table-cell office:value-type="float" office:value="1.43847">
                <text:p>1.438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294">
                <text:p>-0.00294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429">
                <text:p>-0.00429</text:p>
              </table:table-cell>
              <table:table-cell office:value-type="float" office:value="0.00432">
                <text:p>0.00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14">
                <text:p>-0.00414</text:p>
              </table:table-cell>
              <table:table-cell office:value-type="float" office:value="0.00402">
                <text:p>0.00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429">
                <text:p>-0.00429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429">
                <text:p>-0.00429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429">
                <text:p>-0.00429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399">
                <text:p>-0.00399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429">
                <text:p>-0.00429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414">
                <text:p>-0.00414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444">
                <text:p>-0.00444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414">
                <text:p>-0.0041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444">
                <text:p>-0.0044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414">
                <text:p>-0.00414</text:p>
              </table:table-cell>
              <table:table-cell office:value-type="float" office:value="0.00432">
                <text:p>0.00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414">
                <text:p>-0.00414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444">
                <text:p>-0.00444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444">
                <text:p>-0.0044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414">
                <text:p>-0.0041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399">
                <text:p>-0.00399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399">
                <text:p>-0.00399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99">
                <text:p>-0.00399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459">
                <text:p>-0.00459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459">
                <text:p>-0.00459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444">
                <text:p>-0.00444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429">
                <text:p>-0.00429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354">
                <text:p>-0.0035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444">
                <text:p>-0.00444</text:p>
              </table:table-cell>
              <table:table-cell office:value-type="float" office:value="0.00342">
                <text:p>0.00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end" svg:x="11.154cm" svg:y="3.955cm" style:legend-expansion="high" chart:style-name="ch2"/>
        <chart:plot-area chart:style-name="ch3" table:cell-range-address="sensor_data.B1:sensor_data.B179 sensor_data.E1:sensor_data.E179" chart:data-source-has-labels="row" svg:x="0.319cm" svg:y="0.18cm" svg:width="10.516cm" svg:height="8.646cm">
          <chart:coordinate-region svg:x="0.861cm" svg:y="0.379cm" svg:width="9.97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.B2:sensor_data.B179" chart:label-cell-address="sensor_data.B1:sensor_data.B1" chart:class="chart:line">
            <chart:data-point chart:repeated="178"/>
          </chart:series>
          <chart:series chart:style-name="ch7" chart:values-cell-range-address="sensor_data.E2:sensor_data.E179" chart:label-cell-address="sensor_data.E1:sensor_data.E1" chart:class="chart:line">
            <chart:data-point chart:repeated="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Y [mT]</text:p>
                <draw:g>
                  <svg:desc>sensor_data.B1:sensor_data.B1</svg:desc>
                </draw:g>
              </table:table-cell>
              <table:table-cell office:value-type="string">
                <text:p>mux1_sensor1_Y [mT]</text:p>
                <draw:g>
                  <svg:desc>sensor_data.E1:sensor_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50000000000028">
                <text:p>0.0000750000000000028</text:p>
                <draw:g>
                  <svg:desc>sensor_data.B2:sensor_data.B179</svg:desc>
                </draw:g>
              </table:table-cell>
              <table:table-cell office:value-type="float" office:value="0.000615000000000002">
                <text:p>0.000615000000000002</text:p>
                <draw:g>
                  <svg:desc>sensor_data.E2:sensor_data.E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0.000315000000000005">
                <text:p>0.00031500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75">
                <text:p>0.000375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225000000000001">
                <text:p>-0.000225000000000001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25000000000001">
                <text:p>0.000225000000000001</text:p>
              </table:table-cell>
              <table:table-cell office:value-type="float" office:value="-0.000434999999999995">
                <text:p>-0.0004349999999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-0.000434999999999995">
                <text:p>-0.00043499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225000000000001">
                <text:p>-0.000225000000000001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-0.000284999999999997">
                <text:p>-0.0002849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5000000000001">
                <text:p>0.000225000000000001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25000000000001">
                <text:p>0.000225000000000001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25000000000001">
                <text:p>0.000225000000000001</text:p>
              </table:table-cell>
              <table:table-cell office:value-type="float" office:value="-0.000134999999999998">
                <text:p>-0.000134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750000000000028">
                <text:p>0.0000750000000000028</text:p>
              </table:table-cell>
              <table:table-cell office:value-type="float" office:value="0.000315000000000005">
                <text:p>0.000315000000000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315000000000005">
                <text:p>0.000315000000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75">
                <text:p>-0.000375</text:p>
              </table:table-cell>
              <table:table-cell office:value-type="float" office:value="0.000315000000000005">
                <text:p>0.00031500000000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225000000000001">
                <text:p>-0.000225000000000001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25000000000001">
                <text:p>0.000225000000000001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375">
                <text:p>-0.000375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749999999999957">
                <text:p>-0.0000749999999999957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675000000000004">
                <text:p>0.000675000000000004</text:p>
              </table:table-cell>
              <table:table-cell office:value-type="float" office:value="-0.000884999999999998">
                <text:p>-0.000884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75000000000004">
                <text:p>0.000675000000000004</text:p>
              </table:table-cell>
              <table:table-cell office:value-type="float" office:value="-0.000884999999999998">
                <text:p>-0.000884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575">
                <text:p>0.001575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36675">
                <text:p>-0.336675</text:p>
              </table:table-cell>
              <table:table-cell office:value-type="float" office:value="0.002865">
                <text:p>0.002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712725">
                <text:p>-3.712725</text:p>
              </table:table-cell>
              <table:table-cell office:value-type="float" office:value="-0.004935">
                <text:p>-0.004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2525">
                <text:p>1.302525</text:p>
              </table:table-cell>
              <table:table-cell office:value-type="float" office:value="0.005715">
                <text:p>0.005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483675">
                <text:p>-3.483675</text:p>
              </table:table-cell>
              <table:table-cell office:value-type="float" office:value="0.006615">
                <text:p>0.006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519725">
                <text:p>-4.519725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88225">
                <text:p>3.288225</text:p>
              </table:table-cell>
              <table:table-cell office:value-type="float" office:value="0.008715">
                <text:p>0.00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37275">
                <text:p>3.037275</text:p>
              </table:table-cell>
              <table:table-cell office:value-type="float" office:value="0.008265">
                <text:p>0.008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429575">
                <text:p>-4.429575</text:p>
              </table:table-cell>
              <table:table-cell office:value-type="float" office:value="0.005715">
                <text:p>0.005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083025">
                <text:p>-3.083025</text:p>
              </table:table-cell>
              <table:table-cell office:value-type="float" office:value="0.00631500000000001">
                <text:p>0.006315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195375">
                <text:p>-3.195375</text:p>
              </table:table-cell>
              <table:table-cell office:value-type="float" office:value="0.00631500000000001">
                <text:p>0.006315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568075">
                <text:p>-2.568075</text:p>
              </table:table-cell>
              <table:table-cell office:value-type="float" office:value="0.006165">
                <text:p>0.006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132775">
                <text:p>-2.132775</text:p>
              </table:table-cell>
              <table:table-cell office:value-type="float" office:value="0.00631500000000001">
                <text:p>0.006315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837125">
                <text:p>-1.837125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198775">
                <text:p>-2.198775</text:p>
              </table:table-cell>
              <table:table-cell office:value-type="float" office:value="0.006615">
                <text:p>0.0066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536725">
                <text:p>-2.536725</text:p>
              </table:table-cell>
              <table:table-cell office:value-type="float" office:value="0.006615">
                <text:p>0.006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182125">
                <text:p>-2.182125</text:p>
              </table:table-cell>
              <table:table-cell office:value-type="float" office:value="0.006165">
                <text:p>0.006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10275">
                <text:p>-1.510275</text:p>
              </table:table-cell>
              <table:table-cell office:value-type="float" office:value="0.005265">
                <text:p>0.005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10375">
                <text:p>-1.110375</text:p>
              </table:table-cell>
              <table:table-cell office:value-type="float" office:value="0.005865">
                <text:p>0.005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84475">
                <text:p>-1.184475</text:p>
              </table:table-cell>
              <table:table-cell office:value-type="float" office:value="0.006165">
                <text:p>0.006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66925">
                <text:p>-1.466925</text:p>
              </table:table-cell>
              <table:table-cell office:value-type="float" office:value="0.006615">
                <text:p>0.006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82925">
                <text:p>-1.982925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737525">
                <text:p>-1.737525</text:p>
              </table:table-cell>
              <table:table-cell office:value-type="float" office:value="0.006915">
                <text:p>0.0069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96125">
                <text:p>-1.996125</text:p>
              </table:table-cell>
              <table:table-cell office:value-type="float" office:value="0.006615">
                <text:p>0.006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98975">
                <text:p>-1.398975</text:p>
              </table:table-cell>
              <table:table-cell office:value-type="float" office:value="0.006765">
                <text:p>0.006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720275">
                <text:p>-1.720275</text:p>
              </table:table-cell>
              <table:table-cell office:value-type="float" office:value="0.006465">
                <text:p>0.0064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89775">
                <text:p>-1.289775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36725">
                <text:p>-1.936725</text:p>
              </table:table-cell>
              <table:table-cell office:value-type="float" office:value="0.006615">
                <text:p>0.006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058975">
                <text:p>-2.058975</text:p>
              </table:table-cell>
              <table:table-cell office:value-type="float" office:value="0.00706500000000001">
                <text:p>0.007065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594975">
                <text:p>-3.594975</text:p>
              </table:table-cell>
              <table:table-cell office:value-type="float" office:value="0.007215">
                <text:p>0.0072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87775">
                <text:p>-3.587775</text:p>
              </table:table-cell>
              <table:table-cell office:value-type="float" office:value="0.00706500000000001">
                <text:p>0.007065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707475">
                <text:p>-3.707475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99775">
                <text:p>-3.599775</text:p>
              </table:table-cell>
              <table:table-cell office:value-type="float" office:value="0.008265">
                <text:p>0.008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443675">
                <text:p>-4.443675</text:p>
              </table:table-cell>
              <table:table-cell office:value-type="float" office:value="0.007665">
                <text:p>0.007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35375">
                <text:p>4.935375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78675">
                <text:p>4.878675</text:p>
              </table:table-cell>
              <table:table-cell office:value-type="float" office:value="0.007815">
                <text:p>0.007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61925">
                <text:p>4.661925</text:p>
              </table:table-cell>
              <table:table-cell office:value-type="float" office:value="0.008115">
                <text:p>0.008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71425">
                <text:p>4.471425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37425">
                <text:p>4.537425</text:p>
              </table:table-cell>
              <table:table-cell office:value-type="float" office:value="0.008115">
                <text:p>0.008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851525">
                <text:p>-4.851525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83675">
                <text:p>4.683675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595925">
                <text:p>-4.595925</text:p>
              </table:table-cell>
              <table:table-cell office:value-type="float" office:value="0.007815">
                <text:p>0.007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27375">
                <text:p>4.827375</text:p>
              </table:table-cell>
              <table:table-cell office:value-type="float" office:value="0.007665">
                <text:p>0.007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445175">
                <text:p>-4.445175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.803525">
                <text:p>-4.803525</text:p>
              </table:table-cell>
              <table:table-cell office:value-type="float" office:value="0.010215">
                <text:p>0.010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175">
                <text:p>0.014175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625">
                <text:p>0.014625</text:p>
              </table:table-cell>
              <table:table-cell office:value-type="float" office:value="0.0000150000000000006">
                <text:p>0.00001500000000000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615000000000002">
                <text:p>0.0006150000000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914999999999999">
                <text:p>0.00091499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175">
                <text:p>0.014175</text:p>
              </table:table-cell>
              <table:table-cell office:value-type="float" office:value="0.000315000000000005">
                <text:p>0.000315000000000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615000000000002">
                <text:p>0.000615000000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175">
                <text:p>0.0141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625">
                <text:p>0.014625</text:p>
              </table:table-cell>
              <table:table-cell office:value-type="float" office:value="0.000615000000000002">
                <text:p>0.0006150000000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164999999999999">
                <text:p>0.000164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615000000000002">
                <text:p>0.0006150000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465000000000003">
                <text:p>0.000465000000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325">
                <text:p>0.014325</text:p>
              </table:table-cell>
              <table:table-cell office:value-type="float" office:value="0.000914999999999999">
                <text:p>0.0009149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4475">
                <text:p>0.014475</text:p>
              </table:table-cell>
              <table:table-cell office:value-type="float" office:value="0.000615000000000002">
                <text:p>0.00061500000000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775">
                <text:p>0.014775</text:p>
              </table:table-cell>
              <table:table-cell office:value-type="float" office:value="-0.104385">
                <text:p>-0.104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325">
                <text:p>0.008325</text:p>
              </table:table-cell>
              <table:table-cell office:value-type="float" office:value="4.232115">
                <text:p>4.232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375">
                <text:p>0.012375</text:p>
              </table:table-cell>
              <table:table-cell office:value-type="float" office:value="3.998115">
                <text:p>3.998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825">
                <text:p>0.012825</text:p>
              </table:table-cell>
              <table:table-cell office:value-type="float" office:value="4.451715">
                <text:p>4.45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425">
                <text:p>0.010425</text:p>
              </table:table-cell>
              <table:table-cell office:value-type="float" office:value="-3.767085">
                <text:p>-3.767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175">
                <text:p>0.008175</text:p>
              </table:table-cell>
              <table:table-cell office:value-type="float" office:value="-4.404285">
                <text:p>-4.404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4275">
                <text:p>0.004275</text:p>
              </table:table-cell>
              <table:table-cell office:value-type="float" office:value="4.425165">
                <text:p>4.425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925">
                <text:p>0.002925</text:p>
              </table:table-cell>
              <table:table-cell office:value-type="float" office:value="-2.078685">
                <text:p>-2.0786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525">
                <text:p>0.003525</text:p>
              </table:table-cell>
              <table:table-cell office:value-type="float" office:value="1.537065">
                <text:p>1.537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075">
                <text:p>0.003075</text:p>
              </table:table-cell>
              <table:table-cell office:value-type="float" office:value="1.912515">
                <text:p>1.9125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675">
                <text:p>0.003675</text:p>
              </table:table-cell>
              <table:table-cell office:value-type="float" office:value="2.921865">
                <text:p>2.9218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825">
                <text:p>0.003825</text:p>
              </table:table-cell>
              <table:table-cell office:value-type="float" office:value="3.548865">
                <text:p>3.548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825">
                <text:p>0.003825</text:p>
              </table:table-cell>
              <table:table-cell office:value-type="float" office:value="4.070715">
                <text:p>4.070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125">
                <text:p>0.004125</text:p>
              </table:table-cell>
              <table:table-cell office:value-type="float" office:value="4.079565">
                <text:p>4.0795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125">
                <text:p>0.004125</text:p>
              </table:table-cell>
              <table:table-cell office:value-type="float" office:value="4.100865">
                <text:p>4.100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425">
                <text:p>0.004425</text:p>
              </table:table-cell>
              <table:table-cell office:value-type="float" office:value="4.186215">
                <text:p>4.186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5025">
                <text:p>0.005025</text:p>
              </table:table-cell>
              <table:table-cell office:value-type="float" office:value="4.001115">
                <text:p>4.001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875">
                <text:p>0.004875</text:p>
              </table:table-cell>
              <table:table-cell office:value-type="float" office:value="3.841665">
                <text:p>3.8416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5025">
                <text:p>0.005025</text:p>
              </table:table-cell>
              <table:table-cell office:value-type="float" office:value="2.978715">
                <text:p>2.978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025">
                <text:p>0.005025</text:p>
              </table:table-cell>
              <table:table-cell office:value-type="float" office:value="3.902715">
                <text:p>3.9027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5475">
                <text:p>0.005475</text:p>
              </table:table-cell>
              <table:table-cell office:value-type="float" office:value="4.096365">
                <text:p>4.096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5625">
                <text:p>0.005625</text:p>
              </table:table-cell>
              <table:table-cell office:value-type="float" office:value="4.193115">
                <text:p>4.193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775">
                <text:p>0.005775</text:p>
              </table:table-cell>
              <table:table-cell office:value-type="float" office:value="4.022265">
                <text:p>4.022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875">
                <text:p>0.004875</text:p>
              </table:table-cell>
              <table:table-cell office:value-type="float" office:value="3.678315">
                <text:p>3.678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725">
                <text:p>0.004725</text:p>
              </table:table-cell>
              <table:table-cell office:value-type="float" office:value="4.165065">
                <text:p>4.1650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025">
                <text:p>0.005025</text:p>
              </table:table-cell>
              <table:table-cell office:value-type="float" office:value="4.191165">
                <text:p>4.191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025">
                <text:p>0.005025</text:p>
              </table:table-cell>
              <table:table-cell office:value-type="float" office:value="4.183365">
                <text:p>4.183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475">
                <text:p>0.005475</text:p>
              </table:table-cell>
              <table:table-cell office:value-type="float" office:value="4.208565">
                <text:p>4.2085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5325">
                <text:p>0.005325</text:p>
              </table:table-cell>
              <table:table-cell office:value-type="float" office:value="4.216965">
                <text:p>4.2169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775">
                <text:p>0.005775</text:p>
              </table:table-cell>
              <table:table-cell office:value-type="float" office:value="4.202565">
                <text:p>4.2025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5325">
                <text:p>0.005325</text:p>
              </table:table-cell>
              <table:table-cell office:value-type="float" office:value="4.206165">
                <text:p>4.206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5475">
                <text:p>0.005475</text:p>
              </table:table-cell>
              <table:table-cell office:value-type="float" office:value="4.228665">
                <text:p>4.2286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075">
                <text:p>0.006075</text:p>
              </table:table-cell>
              <table:table-cell office:value-type="float" office:value="4.196265">
                <text:p>4.1962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225">
                <text:p>0.006225</text:p>
              </table:table-cell>
              <table:table-cell office:value-type="float" office:value="4.215465">
                <text:p>4.2154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675">
                <text:p>0.006675</text:p>
              </table:table-cell>
              <table:table-cell office:value-type="float" office:value="4.209165">
                <text:p>4.209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6525">
                <text:p>0.006525</text:p>
              </table:table-cell>
              <table:table-cell office:value-type="float" office:value="4.218765">
                <text:p>4.218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125">
                <text:p>0.007125</text:p>
              </table:table-cell>
              <table:table-cell office:value-type="float" office:value="4.195815">
                <text:p>4.195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825">
                <text:p>0.006825</text:p>
              </table:table-cell>
              <table:table-cell office:value-type="float" office:value="4.216215">
                <text:p>4.2162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825">
                <text:p>0.006825</text:p>
              </table:table-cell>
              <table:table-cell office:value-type="float" office:value="4.223715">
                <text:p>4.223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825">
                <text:p>0.006825</text:p>
              </table:table-cell>
              <table:table-cell office:value-type="float" office:value="4.214565">
                <text:p>4.214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825">
                <text:p>0.006825</text:p>
              </table:table-cell>
              <table:table-cell office:value-type="float" office:value="4.240665">
                <text:p>4.2406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075">
                <text:p>0.006075</text:p>
              </table:table-cell>
              <table:table-cell office:value-type="float" office:value="4.228065">
                <text:p>4.2280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825">
                <text:p>0.006825</text:p>
              </table:table-cell>
              <table:table-cell office:value-type="float" office:value="4.226115">
                <text:p>4.226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825">
                <text:p>0.006825</text:p>
              </table:table-cell>
              <table:table-cell office:value-type="float" office:value="4.238415">
                <text:p>4.2384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225">
                <text:p>0.006225</text:p>
              </table:table-cell>
              <table:table-cell office:value-type="float" office:value="4.255065">
                <text:p>4.2550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6675">
                <text:p>0.006675</text:p>
              </table:table-cell>
              <table:table-cell office:value-type="float" office:value="4.230765">
                <text:p>4.2307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125">
                <text:p>0.007125</text:p>
              </table:table-cell>
              <table:table-cell office:value-type="float" office:value="4.207665">
                <text:p>4.2076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575">
                <text:p>0.007575</text:p>
              </table:table-cell>
              <table:table-cell office:value-type="float" office:value="4.205715">
                <text:p>4.205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725">
                <text:p>0.007725</text:p>
              </table:table-cell>
              <table:table-cell office:value-type="float" office:value="4.230615">
                <text:p>4.230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425">
                <text:p>0.007425</text:p>
              </table:table-cell>
              <table:table-cell office:value-type="float" office:value="4.238565">
                <text:p>4.238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025">
                <text:p>0.008025</text:p>
              </table:table-cell>
              <table:table-cell office:value-type="float" office:value="4.054965">
                <text:p>4.0549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8235">
                <text:p>-0.0082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8085">
                <text:p>-0.0080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725">
                <text:p>0.01372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725">
                <text:p>0.01372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8085">
                <text:p>-0.0080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275">
                <text:p>0.01327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125">
                <text:p>0.013125</text:p>
              </table:table-cell>
              <table:table-cell office:value-type="float" office:value="-0.008085">
                <text:p>-0.0080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125">
                <text:p>0.013125</text:p>
              </table:table-cell>
              <table:table-cell office:value-type="float" office:value="-0.008385">
                <text:p>-0.0083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8085">
                <text:p>-0.0080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875">
                <text:p>0.0138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8235">
                <text:p>-0.008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3425">
                <text:p>0.013425</text:p>
              </table:table-cell>
              <table:table-cell office:value-type="float" office:value="-0.007635">
                <text:p>-0.0076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275">
                <text:p>0.0132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3725">
                <text:p>0.01372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3575">
                <text:p>0.0135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3875">
                <text:p>0.013875</text:p>
              </table:table-cell>
              <table:table-cell office:value-type="float" office:value="-0.007935">
                <text:p>-0.0079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025">
                <text:p>0.014025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3275">
                <text:p>0.013275</text:p>
              </table:table-cell>
              <table:table-cell office:value-type="float" office:value="-0.007935">
                <text:p>-0.0079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